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Header">
      <style:paragraph-properties fo:margin-left="0mm" fo:margin-right="0mm" fo:text-indent="0mm" style:auto-text-indent="false"/>
    </style:style>
    <style:style style:name="P2"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3" style:family="paragraph" style:parent-style-name="Text_20_body">
      <style:paragraph-properties fo:margin-left="0mm" fo:margin-right="0mm" fo:text-align="center" style:justify-single-word="false" fo:text-indent="0mm" style:auto-text-indent="false"/>
    </style:style>
    <style:style style:name="P4" style:family="paragraph" style:parent-style-name="Text_20_body">
      <style:paragraph-properties fo:margin-left="0mm" fo:margin-right="0mm" fo:text-align="center" style:justify-single-word="false" fo:text-indent="0mm" style:auto-text-indent="false"/>
      <style:text-properties style:text-underline-style="solid" style:text-underline-type="double" style:text-underline-width="auto" style:text-underline-color="font-color"/>
    </style:style>
    <style:style style:name="P5" style:family="paragraph" style:parent-style-name="Footer">
      <style:paragraph-properties fo:text-align="center" style:justify-single-word="false"/>
    </style:style>
    <style:style style:name="P6" style:family="paragraph" style:parent-style-name="Standard">
      <style:paragraph-properties fo:margin-top="0mm" fo:margin-bottom="0mm"/>
      <style:text-properties fo:font-size="2pt" style:font-size-asian="2pt" style:font-size-complex="2pt"/>
    </style:style>
    <style:style style:name="P7" style:family="paragraph" style:parent-style-name="Text_20_body">
      <style:text-properties style:text-underline-style="solid" style:text-underline-width="auto" style:text-underline-color="font-color"/>
    </style:style>
    <style:style style:name="P8" style:family="paragraph" style:parent-style-name="Text_20_body">
      <style:text-properties style:text-underline-style="none"/>
    </style:style>
    <style:style style:name="P9" style:family="paragraph" style:parent-style-name="Text_20_body">
      <style:text-properties style:text-underline-style="none" fo:font-weight="normal" style:font-weight-asian="normal" style:font-weight-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style="normal" style:text-underline-style="none" style:font-style-asian="normal" style:font-style-complex="normal"/>
    </style:style>
    <style:style style:name="P12"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13" style:family="paragraph" style:parent-style-name="Text_20_body">
      <style:text-properties fo:font-size="12pt" style:font-size-asian="12pt" style:font-size-complex="12pt"/>
    </style:style>
    <style:style style:name="P14" style:family="paragraph" style:parent-style-name="Text_20_body">
      <style:paragraph-properties fo:text-align="justify" style:justify-single-word="false"/>
    </style:style>
    <style:style style:name="P15" style:family="paragraph" style:parent-style-name="Table_20_Contents">
      <style:text-properties fo:font-size="12pt" style:font-size-asian="12pt" style:font-size-complex="12pt"/>
    </style:style>
    <style:style style:name="P16" style:family="paragraph" style:parent-style-name="Table_20_Contents">
      <style:text-properties fo:font-weight="bold" style:font-weight-asian="bold" style:font-weight-complex="bold"/>
    </style:style>
    <style:style style:name="P17" style:family="paragraph" style:parent-style-name="Heading_20_1">
      <style:paragraph-properties fo:text-align="center" style:justify-single-word="false"/>
    </style:style>
    <style:style style:name="P18" style:family="paragraph" style:parent-style-name="Heading_20_1" style:list-style-name="">
      <style:paragraph-properties fo:margin-left="0mm" fo:margin-right="0mm" fo:text-align="center" style:justify-single-word="false" fo:text-indent="0mm" style:auto-text-indent="false"/>
    </style:style>
    <style:style style:name="P19" style:family="paragraph" style:parent-style-name="Heading_20_1">
      <style:paragraph-properties fo:break-before="page"/>
    </style:style>
    <style:style style:name="P20" style:family="paragraph" style:parent-style-name="Heading_20_1" style:list-style-name="">
      <style:paragraph-properties fo:text-align="justify" style:justify-single-word="false" fo:break-before="page"/>
    </style:style>
    <style:style style:name="P21" style:family="paragraph" style:parent-style-name="Heading_20_3">
      <style:text-properties style:text-underline-style="none"/>
    </style:style>
    <style:style style:name="P22" style:family="paragraph" style:parent-style-name="Text_20_body" style:list-style-name=""/>
    <style:style style:name="P23" style:family="paragraph" style:parent-style-name="Text_20_body" style:list-style-name="">
      <style:text-properties style:text-underline-style="solid" style:text-underline-width="auto" style:text-underline-color="font-color"/>
    </style:style>
    <style:style style:name="P24" style:family="paragraph" style:parent-style-name="Heading_20_2">
      <style:paragraph-properties fo:break-before="page"/>
    </style:style>
    <style:style style:name="P25" style:family="paragraph" style:parent-style-name="Heading_20_4">
      <style:paragraph-properties fo:text-align="center" style:justify-single-word="false"/>
    </style:style>
    <style:style style:name="P26" style:family="paragraph" style:parent-style-name="Heading_20_4">
      <style:paragraph-properties fo:text-align="center" style:justify-single-word="false"/>
      <style:text-properties fo:font-style="normal" style:font-style-asian="normal" style:font-style-complex="normal"/>
    </style:style>
    <style:style style:name="P27" style:family="paragraph" style:parent-style-name="List_20_1">
      <style:text-properties style:text-underline-style="none"/>
    </style:style>
    <style:style style:name="P28" style:family="paragraph" style:parent-style-name="List_20_1">
      <style:text-properties style:text-underline-style="none"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variant="normal" fo:text-transform="none" style:use-window-font-color="true" style:font-name="Times New Roman" fo:letter-spacing="normal" fo:font-style="normal" fo:font-weight="normal"/>
    </style:style>
    <style:style style:name="T10"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1" style:family="text">
      <style:text-properties fo:font-variant="normal" fo:text-transform="none" fo:font-size="12pt" fo:letter-spacing="normal" fo:font-style="normal" fo:font-weight="normal" style:font-size-asian="12pt" style:font-size-complex="12pt"/>
    </style:style>
    <style:style style:name="T12" style:family="text">
      <style:text-properties style:use-window-font-color="true" style:font-name="Times New Roman"/>
    </style:style>
    <style:style style:name="T13" style:family="text">
      <style:text-properties style:text-underline-style="solid" style:text-underline-width="auto" style:text-underline-color="font-color"/>
    </style:style>
    <style:style style:name="T14"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ext:bookmark text:name="__RefHeading__2955_1119159922"/>Masarykova univerzita<text:bookmark-end text:name="__RefHeading__2955_1119159922"/></text:h>
      <text:h text:style-name="P18" text:outline-level="1">Fakulta informatiky</text:h>
      <text:p text:style-name="P3"/>
      <text:p text:style-name="P3"/>
      <text:p text:style-name="P3"/>
      <text:p text:style-name="P3"/>
      <text:p text:style-name="P3"/>
      <text:p text:style-name="P4"/>
      <text:h text:style-name="P25" text:outline-level="4">Bakalářská práce</text:h>
      <text:p text:style-name="P3"/>
      <text:h text:style-name="P17" text:outline-level="1">Nástroje pro migraci webového archivu</text:h>
      <text:p text:style-name="P3"/>
      <text:p text:style-name="P2"/>
      <text:p text:style-name="P2"/>
      <text:p text:style-name="P2"/>
      <text:p text:style-name="P2"/>
      <text:p text:style-name="P2"/>
      <text:p text:style-name="P2"/>
      <text:p text:style-name="P2"/>
      <text:p text:style-name="P2"/>
      <text:p text:style-name="P2"/>
      <text:p text:style-name="P2"/>
      <text:h text:style-name="P26" text:outline-level="4"><text:soft-page-break/>Martin Prokop<text:tab/><text:tab/><text:tab/><text:tab/><text:tab/><text:tab/><text:tab/><text:tab/>2012</text:h>
      <text:h text:style-name="P19"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_______________________</text:p>
      <text:h text:style-name="P20" text:outline-level="1">Poděkování</text:h>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22" text:outline-level="1">Na tomto místě chci poděkovat Mgr. Václavovi Roseckému a Ing. Petrovi Žabičkovi za pomoc při řešení této bakalářské práce.</text:h>
      <text:h text:style-name="P19" text:outline-level="1">Shrnutí</text:h>
      <text:p text:style-name="Text_20_body">Bakalářská práce se zabývá možností migrace webového archivu. Na začátku práce podávám přehled nástrojů a prací souvisejících s projektem WebArchiv.</text:p>
      <text:p text:style-name="Text_20_body">V druhé další části podávám přehled archivačních formátů používaných v rámci projektu. Předvádím výhody jednotlivých formátů a vysvětluji důvod potřebnosti migrace archivu.</text:p>
      <text:p text:style-name="Text_20_body">V poslední části práce se zabývám samotnými nástroji sloužícími k migraci. Cílem práce je představit výhody a nevýhody jednotlivých nástrojů a tím připravit podklad pro další studii možnosti migrace.</text:p>
      <text:p text:style-name="P7">(Doplním později)</text:p>
      <text:h text:style-name="Heading_20_1" text:outline-level="1">Klíčová slova</text:h>
      <text:p text:style-name="Text_20_body">WebArchiv, warc, arc, migrace, archivace webu.</text:p>
      <text:h text:style-name="P19" text:outline-level="1"><text:bookmark text:name="__RefHeading__1469_1422318452"/>Obsah<text:bookmark-end text:name="__RefHeading__1469_1422318452"/></text:h>
      <text:p text:style-name="P7">(Doplním později)</text:p>
      <text:h text:style-name="P19" text:outline-level="1">Úvod</text:h>
      <text:list xml:id="list405186119" text:style-name="List_20_1">
        <text:list-item>
          <text:p text:style-name="List_20_1">Proč převod.</text:p>
        </text:list-item>
        <text:list-item>
          <text:p text:style-name="List_20_1">Jaké nástroje.</text:p>
        </text:list-item>
        <text:list-item>
          <text:p text:style-name="List_20_1">Něco o WebArchivu</text:p>
        </text:list-item>
        <text:list-item>
          <text:p text:style-name="List_20_1">očekávané závěry</text:p>
        </text:list-item>
        <text:list-item>
          <text:p text:style-name="List_20_1">dostupnost informací</text:p>
        </text:list-item>
        <text:list-item>
          <text:p text:style-name="List_20_1">náročnost zpracování</text:p>
        </text:list-item>
      </text:list>
      <text:h text:style-name="P19"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h text:style-name="P24" text:outline-level="2">Motivace k projektu</text:h>
      <text:p text:style-name="Text_20_body">Dnešní člověk nemá jistotu, že si několik let bude moc přečíst současn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aný na přelomu 19. a 20. století v Čechách.</text:span></text:p>
      <text:p text:style-name="P10">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Jejich archivace je ve WebArchivu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text:soft-page-break/>aspekt archivace dat. Má tudíž výborný potenciál k zachování informační hodnoty dokumentů.</text:p>
      <text:p text:style-name="Text_20_body">Databáze WebArchivu obsahuje<text:note text:id="ftn3" text:note-class="footnote"><text:note-citation>3</text:note-citation><text:note-body><text:p text:style-name="Footnote">http://www.webarchiv.cz/</text:p></text:note-body></text:note>:</text:p>
      <text:list xml:id="list1189153934" text:continue-numbering="true" text:style-name="List_20_1">
        <text:list-item>
          <text:p text:style-name="List_20_1">Digitální dokumenty volně dostupné prostřednictvím sítě Internet</text:p>
        </text:list-item>
        <text:list-item>
          <text:p text:style-name="List_20_1">Publikace odborného, uměleckého a zpravodajsko-publicistického <text:tab/>zaměření</text:p>
        </text:list-item>
        <text:list-item>
          <text:p text:style-name="List_20_1">Periodika, monografie, konferenční příspěvky, výzkumné a jiné <text:tab/>zprávy, akademické práce atd.</text:p>
        </text:list-item>
      </text:list>
      <text:h text:style-name="P24"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řešení pak docházelo hlavně k formulaci nových cílů. Výzkumu nových technologií a vznikla i potřeba pro adaptování se na nové trendy v dané problematice.</text:p>
      <text:p text:style-name="Text_20_body">WebArchiv pravidelně publikuje zprávy o své činnosti a dalších záměrech. Zprávy jsou samozřejmě vystavovány na stránkách projektu WebArchiv<text:note text:id="ftn4" text:note-class="footnote"><text:note-citation>4</text:note-citation><text:note-body><text:p text:style-name="Footnote">http://www.webarchiv.cz/dokumenty/</text:p></text:note-body></text:note>. Přehled vývoje v jednotlivých letech, který uvedu níže, čerpal vždy výhradně ze zpráv pro příslušný rok. Musím ale konstatovat, že ne vždy jsou dokumenty dostupné – některé mohou být poškozené a na některé nevedou správně odkazy.</text:p>
      <text:h text:style-name="Heading_20_3" text:outline-level="3">Rok 2000</text:h>
      <text:p text:style-name="Text_20_body">V počátcích projektu bylo hlavním cílem připravit podmínky, které by umožnili samotné zpracovávání české národní bibliografie a zajistit její dlouhodobé ukládání.</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Zpráva je dostupná na stránkách projektu WebArchiv<text:note text:id="ftn5" text:note-class="footnote"><text:note-citation>5</text:note-citation><text:note-body><text:p text:style-name="Footnote">Oficiální zpráva projektu WebArchiv dostupná na: <text:a xlink:type="simple" xlink:href="http://www.webarchiv.cz/files/dokumenty/zpravy/zprava2000.pdf">http://www.webarchiv.cz/files/dokumenty/zpravy/zprava2000.pdf</text:a></text:p></text:note-body></text:note>.</text:p>
      <text:h text:style-name="Heading_20_3" text:outline-level="3">Rok 2001</text:h>
      <text:p text:style-name="Text_20_body">Důležitou prací bylo mapování situace s archivováním internetových zdrojů v jiných zemích. Je samozřejmé, že čerpání zkušeností od jiných řešitelů podobných projektů je výhodné a může ušetřit spoustu práce do budoucna. </text:p>
      <text:p text:style-name="Text_20_body">Již začíná samotné shromažďování a archivace internetových zdrojů. Zásadní <text:soft-page-break/>je také otázka archivace sklizených dat“ řešitelé potřebují pro dlouhodobou archivaci a práci s daty zvolit vhodný formát uchovávání metadat stažených souborů. Pro tyto účely volí nakonec Dublin Core Metadata Element Set<text:note text:id="ftn6" text:note-class="footnote"><text:note-citation>6</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Jak jsem zmínil výše dochází k vývoji v oblasti legislativy. Opět vycházejí ze strategie zahraničních řešitelů podobných projektů. K tomu věnují navíc zvláštní pozornost sklizni elektronických seriálů. Kompletní zpráva je dostupná na stránkách projektu WebArchiv<text:note text:id="ftn7" text:note-class="footnote"><text:note-citation>7</text:note-citation><text:note-body><text:p text:style-name="Footnote">Oficiální zpráva projektu WebArchiv dostupná na: http://www.webarchiv.cz/files/dokumenty/zpravy/zprava2001/zprava2001.pdf</text:p></text:note-body></text:note></text:p>
      <text:p text:style-name="P8">Dále probíhal vývoj nových nástrojů:</text:p>
      <text:list xml:id="list848476491" text:continue-numbering="true" text:style-name="List_20_1">
        <text:list-item>
          <text:p text:style-name="List_20_1">Dublin Core Metadata Generator</text:p>
        </text:list-item>
        <text:list-item>
          <text:p text:style-name="List_20_1">Generátor URN</text:p>
        </text:list-item>
        <text:list-item>
          <text:p text:style-name="List_20_1">Kalkulátor MD5</text:p>
        </text:list-item>
        <text:list-item>
          <text:p text:style-name="List_20_1">Nedlib Harvester</text:p>
        </text:list-item>
      </text:list>
      <text:h text:style-name="Heading_20_3" text:outline-level="3">Rok 2002</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8" text:note-class="footnote"><text:note-citation>8</text:note-citation><text:note-body><text:p text:style-name="Footnote">Podrobné informace o formátu MARC 21: http://www.loc.gov/marc/unimarctomarc21.html</text:p></text:note-body></text:note>.</text:p>
      <text:p text:style-name="Text_20_body"><text:soft-page-break/>Zpráva pro tento rok je také samozřejmě dostupná na webových stránkách<text:note text:id="ftn0" text:note-class="footnote"><text:note-citation>9</text:note-citation><text:note-body><text:p text:style-name="Footnote">Oficiální zpráva projektu WebArchiv dostupná na: http://www.webarchiv.cz/files/dokumenty/zpravy/zprava2002.pdf</text:p></text:note-body></text:note>.</text:p>
      <text:h text:style-name="Heading_20_3" text:outline-level="3">Rok 2003</text:h>
      <text:p text:style-name="P8">Zprávu pro tento rok se mi bohužel nepodařilo dohledat.</text:p>
      <text:h text:style-name="Heading_20_3" text:outline-level="3">Rok 2004</text:h>
      <text:p text:style-name="P8">Projekt byl řešen v rámci projektu <text:span text:style-name="T4">Budování vzájemně kompatibilních </text:span><text:span text:style-name="T4">informačních systémů pro přístup k heterogenním informačním zdrojům a jejich zastřešení prostřednictvím Jednotné informační brány</text:span>.</text:p>
      <text:p text:style-name="P8">Tým se zabýval analýzou možností dalšího vývoje softwaru pro tvorbu metadat, jednoznačné identifikace dokumentů, stahování webových zdrojů a jejich ukládání. Dále možnostmi trvalého a efektivního přístupu k uloženým datům.</text:p>
      <text:p text:style-name="P8">Bylo potřeba monitorovat vývoj technologií – zejména standardů pro metadata a formáty. Byly budovány tématické brány a Konspekt. WebArchiv užíval již dříve zmínění nástroje jako NEDLIB, Heritrix. </text:p>
      <text:p text:style-name="P9">Zpráva o činnosti v tomto roce je dostupná na stránkách projektu WebArchiv<text:note text:id="ftn9" text:note-class="footnote"><text:note-citation>10</text:note-citation><text:note-body><text:p text:style-name="Footnote">Oficiální zpráva projektu WebArchiv dostupná na: http://webarchiv.cz/files/dokumenty/zpravy/Zamer2004Zpravatextrev.doc</text:p></text:note-body></text:note>.</text:p>
      <text:h text:style-name="Heading_20_3" text:outline-level="3">Rok 2005</text:h>
      <text:p text:style-name="P8">Projekt je i nadále řešen v rámci stejného projektu jako v roce 2004 a pokračuje v podstatě ve stejných kolejích. </text:p>
      <text:p text:style-name="P8">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3">Zpráva je dostupná na stránkách projektu WebArchiv</text:span><text:span text:style-name="T3"><text:note text:id="ftn10" text:note-class="footnote"><text:note-citation>11</text:note-citation><text:note-body><text:p text:style-name="Footnote">Oficiální zpráva projektu WebArchiv dostupná na: http://webarchiv.cz/files/dokumenty/zpravy/Zamer2005Zpravatext.doc</text:p></text:note-body></text:note></text:span><text:span text:style-name="T3">.</text:span></text:p>
      <text:h text:style-name="Heading_20_3" text:outline-level="3"><text:soft-page-break/>Rok 2006</text:h>
      <text:p text:style-name="Text_20_body">Řešitelé projektu řešili současně i projekt CULTURE 2000<text:note text:id="ftn11" text:note-class="footnote"><text:note-citation>12</text:note-citation><text:note-body><text:p text:style-name="Footnote">Podrobné informace: http://www.webarchiv.cz/culture-2000/</text:p></text:note-body></text:note> nazvaný Web Cultural Heritage. Z toho důvodu provedli obsáhlou analýzu obsahu archivu.</text:p>
      <text:p text:style-name="Text_20_body">Tým dále provedl analýzu využívaného software:</text:p>
      <text:list xml:id="list1633783194" text:continue-numbering="true" text:style-name="List_20_1">
        <text:list-item>
          <text:p text:style-name="List_20_1">NutchWAX</text:p>
        </text:list-item>
        <text:list-item>
          <text:p text:style-name="List_20_1">WayBack</text:p>
        </text:list-item>
        <text:list-item>
          <text:p text:style-name="List_20_1">WAXToolbar</text:p>
        </text:list-item>
        <text:list-item>
          <text:p text:style-name="List_20_1">WERA</text:p>
        </text:list-item>
        <text:list-item>
          <text:p text:style-name="List_20_1">ARCRetriever</text:p>
        </text:list-item>
        <text:list-item>
          <text:p text:style-name="List_20_1">WebCurator</text:p>
        </text:list-item>
        <text:list-item>
          <text:p text:style-name="List_20_1">Heritrix</text:p>
        </text:list-item>
        <text:list-item>
          <text:p text:style-name="List_20_1">DeDuplicator </text:p>
        </text:list-item>
      </text:list>
      <text:p text:style-name="Text_20_body"><text:span text:style-name="T3">Zpráva o činnosti v tomto roce je dostupná na stránkách projektu WebArchiv</text:span><text:span text:style-name="T3"><text:note text:id="ftn12" text:note-class="footnote"><text:note-citation>13</text:note-citation><text:note-body><text:p text:style-name="Footnote">Oficiální zpráva projektu WebArchiv dostupná na: http://webarchiv.cz/files/dokumenty/zpravy/zprava-VaV_2006-final.rtf</text:p></text:note-body></text:note></text:span><text:span text:style-name="T3">.</text:span></text:p>
      <text:h text:style-name="Heading_20_3" text:outline-level="3">Rok 2007</text:h>
      <text:p text:style-name="Text_20_body">V tomto roce řešitelský tým upravil web projektu. Důraz byl kladen hlavně na uživatelskou přívětivost. Z webu je přímý přístup k nástroji WERA, který umožňuje fulltextové vyhledávání ve veřejné části databáze WebArchivu. Dále je plně zpřístupněn nástroj Wayback, který umožňuje vyhledá dle URL. Vyhledávání je napojeno na možnost vyhledávání v databázi Internet Archive<text:note text:id="ftn13" text:note-class="footnote"><text:note-citation>14</text:note-citation><text:note-body><text:p text:style-name="Footnote">http://www.archive.org/</text:p></text:note-body></text:note>.</text:p>
      <text:p text:style-name="Text_20_body">Dále je vyvinut nástroj pro vyhledávání podle metodiky konspektu.. <text:span text:style-name="T2">Tým se zabývá možností zlepšování tematických sklizní. Tým také pracuje na lokalizaci užívaných nástrojů. Prozkoumává se i možnost průběžné analýzy sklizně. </text:span></text:p>
      <text:p text:style-name="P8">Velký význam má i analýza možnosti sklízení bohemikálních zdrojů mimo doménu .CZ. Na toto téma byla zpracována i bakalářská práce s názvem<text:span text:style-name="T6"> </text:span><text:span text:style-name="Strong_20_Emphasis"><text:span text:style-name="T6">Rozpoznání </text:span></text:span><text:soft-page-break/><text:span text:style-name="Strong_20_Emphasis"><text:span text:style-name="T6">a archivace českého webu mimo národní doménu</text:span></text:span><text:span text:style-name="Strong_20_Emphasis"><text:note text:id="ftn14" text:note-class="footnote"><text:note-citation>15</text:note-citation><text:note-body><text:p text:style-name="Footnote">Práce dostupná na: http://is.muni.cz/th/172585/fi_b/</text:p></text:note-body></text:note></text:span><text:span text:style-name="Strong_20_Emphasis"><text:span text:style-name="T6">. Zpracoval jí Ivan Vlček.</text:span></text:span></text:p>
      <text:p text:style-name="P8">Aktuální je i problém změny legislativy týkající se uchovávání elektronických informačních zdrojů. Tento problém úzce souvisí s licencí Creative Commons. Licencí Creative Commons se též zabývám v jiné části své práce.</text:p>
      <text:p text:style-name="P8">V tomto roce také došlo k havárii, která způsobila ztrátu množství dat v archivu. Ze zhruba 4,4 TB dat zůstalo nepoškozeno 3,8 TB dat. Ztracená data navíc zastupovala archívy ze všech proběhlých sklizní. Některé z poškozených souborů se povedlo obnovit ze záloh či doplnit z databáze Internet Archive.<text:note text:id="ftn15" text:note-class="footnote"><text:note-citation>16</text:note-citation><text:note-body><text:p text:style-name="Footnote">Zpráva o havárii dostupná pouze pracovníkům WebArchivu, na serveru GoogleDocs: <text:a xlink:type="simple" xlink:href="https://docs.google.com/Doc?docid=0AbRV47jJIQggZG5qOHJtZF8yNmRjanM1dg&amp;hl=cs">https://docs.google.com/Doc?docid=0AbRV47jJIQggZG5qOHJtZF8yNmRjanM1dg&amp;hl=cs</text:a></text:p></text:note-body></text:note></text:p>
      <text:p text:style-name="Text_20_body"><text:span text:style-name="T3">Zpráva o činnosti v tomto roce je dostupná na stránkách projektu WebArchiv</text:span><text:span text:style-name="T3"><text:note text:id="ftn16" text:note-class="footnote"><text:note-citation>17</text:note-citation><text:note-body><text:p text:style-name="Footnote">Oficiální zpráva projektu WebArchiv dostupná na: http://webarchiv.cz/files/dokumenty/zpravy/zprava2007.pdf</text:p></text:note-body></text:note></text:span><text:span text:style-name="T3">.</text:span></text:p>
      <text:h text:style-name="Heading_20_3" text:outline-level="3">Rok 2008</text:h>
      <text:p text:style-name="Text_20_body">Tým i nadále pokračuje v analýze možností Konspektu a tematických sklizní. Dále pokračuje i lokalizace používaných nástrojů. Jako v předchozím roce se prozkoumává možnost<text:span text:style-name="T2"> sklízení bohemikálních zdrojů mimo doménu .CZ – stále v rámci bakalářské práce Ivana Vlčka. Pokračuje se i v monitorování možností analýz průběžných sklizní. Stejně tak je potřeba neustále monitorovat změny v legislativě a licenci Creative Commons.</text:span></text:p>
      <text:p text:style-name="Text_20_body">Významně se projevuje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Text_20_body"><text:span text:style-name="T2">Kompletní informace o činnosti v tomto roce jsou dostupné na stránkách </text:span><text:span text:style-name="T2">projektu</text:span><text:span text:style-name="T2"><text:note text:id="ftn17" text:note-class="footnote"><text:note-citation>18</text:note-citation><text:note-body><text:p text:style-name="Footnote">Oficiální zpráva projektu WebArchiv dostupná na: <text:a xlink:type="simple" xlink:href="http://www.webarchiv.cz/files/dokumenty/zpravy/zprava2008.pdf">http://www.webarchiv.cz/files/dokumenty/zpravy/zprava2008.pdf</text:a></text:p></text:note-body></text:note></text:span><text:span text:style-name="T2">.</text:span></text:p>
      <text:h text:style-name="Heading_20_3" text:outline-level="3"><text:soft-page-break/>Rok 2009</text:h>
      <text:p text:style-name="Text_20_body">Tým WebArchivu měl v tomto roce na starost hostování a správu serverů a diskového pole v ÚVT MU a Centrálním depozitáři NK v Hostivaři. To obnášelo pozorování a správu softwaru. Dále byli instalovány nové servery běžící na platformě VMWARE.</text:p>
      <text:p text:style-name="Text_20_body">Pro zabezpečení před ztrátami dat, které by nastaly při havárii úložišť probíhala záloha severů a revize politiky zálohování. Tým již v tomto roce konstatuje, že s narůstající velikostí archivu je jeho zpráva extrémně obtížná.</text:p>
      <text:p text:style-name="Text_20_body">V průběhu roku bylo provedeno větší množství sklizní. Bylo to šest výběrových sklizní webů se smlouvou, tři výběrové sklizně bez smlouvy, dvě celoplošné sklizně domény .CZ a dvě celoplošné sklizně bohemikálních zdrojů mimo doménu .CZ. </text:p>
      <text:p text:style-name="Text_20_body">Oproti předešlému roku bylo sklizeno více než dvojnásobné množství dat. Tento nárůst se dá vysvětlit výše zmíněnou instalací nových výkoných serverů.<text:span text:style-name="T2"> Kompletní informace o činnosti v tomto roce jsou dostupné na stránkách projektu</text:span><text:span text:style-name="T2"><text:note text:id="ftn18" text:note-class="footnote"><text:note-citation>19</text:note-citation><text:note-body><text:p text:style-name="Footnote">Zpráva dostupná pouze pracovníkům WebArchivu, na serveru GoogleDocs: <text:a xlink:type="simple" xlink:href="https://docs.google.com/Doc?docid=0AbRV47jJIQggZG5qOHJtZF80NngybjZ3aGY&amp;hl=cs">https://docs.google.com/Doc?docid=0AbRV47jJIQggZG5qOHJtZF80NngybjZ3aGY&amp;hl=cs</text:a></text:p></text:note-body></text:note></text:span><text:span text:style-name="T2">.</text:span></text:p>
      <text:h text:style-name="Heading_20_3" text:outline-level="3">Rok 2010</text:h>
      <text:p text:style-name="Text_20_body">Stejně jako v roce 2009 měl tým WebArchivu za úkol spravovat servery a disková pole v ÚVT MU a Centrálním depozitáři NK v Hostivaři. Instalují také dva nové VMWARE servery. Pokračuje též pravidelné zálohováni archivu. Probíhala stejně jako předešlý rod revize přístupové politiky k serverům. Tým také musel řešit několik závažných výpadků způsobených hardwarovými chybami.</text:p>
      <text:p text:style-name="Text_20_body">Z hlediska výzkumu bylo pokračoval tým WebArchivu ve vývoji Konspektu, lokalizaci nových verzí softwaru, analýze možností sklizní bohemikálních zdrojů mimo doménu .CZ, zvyšoval robustnost infrastruktury WebArchivu a snažil se vylepšit dohled na sklizněmi.<text:note text:id="ftn19" text:note-class="footnote"><text:note-citation>20</text:note-citation><text:note-body><text:p text:style-name="Footnote">Zpráva dostupná pouze pracovníkům WebArchivu, na serveru GoogleDocs: https://docs.google.com/Doc?docid=0AbRV47jJIQggZG5qOHJtZF8xOGZ4YzNoamRy&amp;hl=cs</text:p></text:note-body></text:note></text:p>
      <text:p text:style-name="Text_20_body"><text:soft-page-break/>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p>
      <text:p text:style-name="P8">Veškeré informace jsou dostupné ve zprávě o činnosti WebArchivu v roce 2010<text:note text:id="ftn20" text:note-class="footnote"><text:note-citation>21</text:note-citation><text:note-body><text:p text:style-name="Footnote">Zpráva dostupná pouze pracovníkům WebArchivu, na serveru GoogleDocs: <text:a xlink:type="simple" xlink:href="https://docs.google.com/Doc?docid=0AbRV47jJIQggZG5qOHJtZF8xN2Q2cnpxcmZm&amp;hl=cs">https://docs.google.com/Doc?docid=0AbRV47jJIQggZG5qOHJtZF8xN2Q2cnpxcmZm&amp;hl=cs</text:a></text:p></text:note-body></text:note>.</text:p>
      <text:h text:style-name="Heading_20_3" text:outline-level="3">Rok 2011</text:h>
      <text:p text:style-name="Text_20_body">V době práce na bakalářské práci ještě nebyla zpráva dostupná.</text:p>
      <text:h text:style-name="P24" text:outline-level="2">Stav projektu</text:h>
      <text:h text:style-name="Heading_20_3" text:outline-level="3">Současný obsah databáze</text:h>
      <text:p text:style-name="Text_20_body">Zde nabízím přehled množství stažených webových zdrojů v celoplošných sklizních. Kompletní přehledy jsou dostupné na webových stránkách projektu<text:note text:id="ftn22" text:note-class="footnote"><text:note-citation>22</text:note-citation><text:note-body><text:p text:style-name="Footnote">http://www.webarchiv.cz/celoplosne-sklizne/</text:p></text:note-body></text:note>. Mimo tyto celoplošné sklizně, určené pro sběr dat na doméně CZ tvoří část databáze i tématické sklizně a konspekt. Celkově obsahuje databáze cca 47TB dat.</text:p>
      <text:p text:style-name="Text_20_body">Údaje v tabulce odpovídají zprávám, které WebArchiv pravidelně publikuje. Čísla však nemusí být úplně přesná – například z důvodu havárie v roce 2007.</text:p>
      <text:p text:style-name="P6"><text:bookmark text:name="top_level"/></text:p>
      <table:table table:name="Table1" table:style-name="Table1">
        <table:table-column table:style-name="Table1.A"/>
        <table:table-column table:style-name="Table1.B"/>
        <table:table-column table:style-name="Table1.C"/>
        <table:table-row>
          <table:table-cell table:style-name="Table1.A1" office:value-type="string">
            <text:p text:style-name="P16">Sklizeň</text:p>
          </table:table-cell>
          <table:table-cell table:style-name="Table1.A1" office:value-type="string">
            <text:p text:style-name="P16">Počet souborů</text:p>
          </table:table-cell>
          <table:table-cell table:style-name="Table1.A1" office:value-type="string">
            <text:p text:style-name="P16">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5">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Heading_20_3" text:outline-level="3">Creative Commons</text:h>
      <text:p text:style-name="Text_20_body">Pro zvyšování obsahu WebArchivu je zásadní licence Creative Commons<text:note text:id="ftn23" text:note-class="footnote"><text:note-citation>23</text:note-citation><text:note-body><text:p text:style-name="Footnote">Webové stránky projektu: http://creativecommons.org/</text:p></text:note-body></text:note>. Jedná se o mezinárodní licenční standart, pomocí kterého může autor elektronického díla poskytnout své dílo k užití jiným osobám.<text:note text:id="ftn24" text:note-class="footnote"><text:note-citation>24</text:note-citation><text:note-body><text:p text:style-name="Footnote">http://www.webarchiv.cz/ccinfo/</text:p></text:note-body></text:note> Pokud autor webový zdroj neposkytne pod licencí Creative Commons musí s ním WebArchiv uzavřít smlouvu.</text:p>
      <text:p text:style-name="Text_20_body">Creative Commons je podřízeno autorskému zákonu a je to jednoduchý způsob jak může autor elektronického díla poskytnout toto dílo dalším osobám. Výhodou <text:soft-page-break/>Creative Commons je, že autor nemusí podepisovat smlouvu s každým uživatelem jeho díla. Prostě označí zdroj značkou Creative Commons a uživatel v okamžiku kdy použije dílo vstupuje automaticky do smlouvy. Majitel díla navíc přesně určí jak se s jeho dílem smí nakládat.<text:note text:id="ftn25" text:note-class="footnote"><text:note-citation>25</text:note-citation><text:note-body><text:p text:style-name="Footnote">http://www.ikaros.cz/node/4612</text:p></text:note-body></text:note></text:p>
      <text:p text:style-name="Text_20_body">Z toho vyplývá, že sledování podmínek užití licence Creative Commons je jedna z velmi důležitých úkolů WebArchivu<text:note text:id="ftn26" text:note-class="footnote"><text:note-citation>26</text:note-citation><text:note-body><text:p text:style-name="Footnote">Velmi obsáhlá práce na toto téma: http://www.creativecommons.cz/wp-content/uploads/dp_petr_jansa_komplet_xmp.pdf</text:p></text:note-body></text:note>. K velké změně došlo v roce 2009, kdy se Česká republika přidala k zemím s lokalizovanou verzí licence.<text:note text:id="ftn27" text:note-class="footnote"><text:note-citation>27</text:note-citation><text:note-body><text:p text:style-name="Footnote">http://www.webarchiv.cz/ccinfo/</text:p></text:note-body></text:note> <text:note text:id="ftn28" text:note-class="footnote"><text:note-citation>28</text:note-citation><text:note-body><text:p text:style-name="Footnote">Webové stránky lokalizovaného projektu: http://www.creativecommons.cz/</text:p></text:note-body></text:note> WebArchiv na svých stránkách přímo poskytuje návod<text:note text:id="ftn29" text:note-class="footnote"><text:note-citation>29</text:note-citation><text:note-body><text:p text:style-name="Footnote">http://www.webarchiv.cz/cc2</text:p></text:note-body></text:note> jak může majitel webového zdroje přidat svůj web pod licenci Creative Commons a samozřejmě podporuje informovanost o licenci Creative Commons.</text:p>
      <text:h text:style-name="Heading_20_3" text:outline-level="3">Partneři projektu</text:h>
      <text:p text:style-name="Text_20_body">Hlavní partneři projektu WebArchiv jsou<text:note text:id="ftn30" text:note-class="footnote"><text:note-citation>30</text:note-citation><text:note-body><text:p text:style-name="Footnote">http://www.webarchiv.cz/partneri-projektu/</text:p></text:note-body></text:note>:</text:p>
      <text:list xml:id="list80322752" text:continue-numbering="true" text:style-name="List_20_1">
        <text:list-item>
          <text:p text:style-name="List_20_1"><text:span text:style-name="T1">Moravská zemská knihovna</text:span><text:span text:style-name="T1"><text:note text:id="ftn31" text:note-class="footnote"><text:note-citation>31</text:note-citation><text:note-body><text:p text:style-name="Footnote">Bližší informace dostupné na: http://www.mzk.cz</text:p></text:note-body></text:note></text:span><text:span text:style-name="T1"> </text:span>– provádí základní výzkum, má <text:tab/>za úkol zveřejňovat výsledky výzkumu a publikuje informaci <text:tab/>o projektu. Jejím zřizovatelem je Ministerstvo kultury ČR.</text:p>
        </text:list-item>
        <text:list-item>
          <text:p text:style-name="List_20_1"><text:span text:style-name="T1">Ústav výpočetní techniky Masarykovy univerzity</text:span><text:span text:style-name="T1"><text:note text:id="ftn32" text:note-class="footnote"><text:note-citation>32</text:note-citation><text:note-body><text:p text:style-name="Footnote">Bližší informace dostupné na http://www.muni.cz/ics</text:p></text:note-body></text:note></text:span><text:span text:style-name="T6"> – Zabývá se <text:tab/>výzkumem v oboru digitálních knihoven, zpracování a uchování </text:span><text:span text:style-name="T6"><text:tab/>multimédií. Jedná se o ústav Masarykovy univerzity.</text:span></text:p>
        </text:list-item>
        <text:list-item>
          <text:p text:style-name="List_20_1"><text:span text:style-name="T1">CZ.NIC</text:span><text:span text:style-name="T1"><text:note text:id="ftn33" text:note-class="footnote"><text:note-citation>33</text:note-citation><text:note-body><text:p text:style-name="Footnote">Bližší informace dostupnost na http://www.nic.cz/</text:p></text:note-body></text:note></text:span><text:span text:style-name="T6"> – Poskytuje WebArchivu seznam domén pro celoplošné </text:span><text:span text:style-name="T6"><text:tab/>sklizně v rámci domény .CZ.</text:span></text:p>
        </text:list-item>
      </text:list>
      <text:h text:style-name="Heading_20_3" text:outline-level="3">Nasmlouvané webové zdroje</text:h>
      <text:p text:style-name="Text_20_body">Mimo licence Creative Commons má WebArchiv uzavřené smlouvy s českými <text:soft-page-break/>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34" text:note-class="footnote"><text:note-citation>34</text:note-citation><text:note-body><text:p text:style-name="Footnote">http://www.webarchiv.cz/vydavatele/</text:p></text:note-body></text:note></text:p>
      <text:p text:style-name="Text_20_body">V současné době má WebArchiv uzavřené smlouvy se zhruba 2932 autory webových stránek v prostředí domény .CZ. Bližší informace o smlouvách jsou samozřejmě k dohledání na stránkách projektu<text:note text:id="ftn35" text:note-class="footnote"><text:note-citation>35</text:note-citation><text:note-body><text:p text:style-name="Footnote">http://www.webarchiv.cz/partneri</text:p></text:note-body></text:note>.</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text:span><text:span text:style-name="T4"><text:note text:id="ftn36" text:note-class="footnote"><text:note-citation>36</text:note-citation><text:note-body><text:p text:style-name="Footnote">http://www.webarchiv.cz/formular-url/</text:p></text:note-body></text:note></text:span></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Mezi projekty organizace patří například nástroj WayBack, který využívá i WebArchive. Nebo Open Library. Projekt který má za cíl archivovat knihy. V archivu mají dnes již kolem 20 publikací. Kompletní seznam projektů týmu Internet archive je k dohledání na webu<text:note text:id="ftn37" text:note-class="footnote"><text:note-citation>37</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text:soft-page-break/>Projekty spolupracují i při vyhledávání webových zdrojů. Vyhledávání ve WebArchivu je přímo napojeno na možnost vyhledávat webové zdroje v databázi Internet Archive<text:note text:id="ftn38" text:note-class="footnote"><text:note-citation>38</text:note-citation><text:note-body><text:p text:style-name="Footnote">Dostupný na: http://www.archive.org/</text:p></text:note-body></text:note>.</text:p>
      <text:h text:style-name="P24" text:outline-level="2">Dostupnost informací</text:h>
      <text:p text:style-name="Text_20_body">O projektu WebArchiv se lze dočíst na stránkách Národní digitální knihovny<text:note text:id="ftn39" text:note-class="footnote"><text:note-citation>39</text:note-citation><text:note-body><text:p text:style-name="Footnote"><text:a xlink:type="simple" xlink:href="http://www.ndk.cz/webarchiv">http://www.ndk.cz/webarchiv</text:a></text:p></text:note-body></text:note>, která projekt řeší a samozřejmě na stránkách WebArchivu<text:note text:id="ftn40" text:note-class="footnote"><text:note-citation>40</text:note-citation><text:note-body><text:p text:style-name="Footnote">http://www.webarchiv.cz</text:p></text:note-body></text:note>. K nalezení jsou jak tiskové zprávy, z kterých jsem čerpal při popisování stavu projektu a jeho cílech a záměrech, tak další dokumenty<text:note text:id="ftn41" text:note-class="footnote"><text:note-citation>41</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11">Projektem WebArchiv se také intenzivně zajímá například Elektronický časopis o informační společnosti – Ikaros<text:note text:id="ftn42" text:note-class="footnote"><text:note-citation>42</text:note-citation><text:note-body><text:p text:style-name="Footnote">Přístupný na: <text:a xlink:type="simple" xlink:href="http://www.ikaros.cz/">http://www.ikaros.cz/</text:a></text:p></text:note-body></text:note>.</text:p>
      <text:p text:style-name="P8">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43" text:note-class="footnote"><text:note-citation>43</text:note-citation><text:note-body><text:p text:style-name="Footnote">http://www.ndk.cz/narodni-dk</text:p></text:note-body></text:note> nelze nalézt prakticky žádné informace.</text:p>
      <text:h text:style-name="P24" text:outline-level="2">Kritéria výběru webových zdrojů</text:h>
      <text:p text:style-name="P8">Při sklízení webových zdrojů se WebArchiv řídí předem stanovenými kriterii. Pravidelně se provádí několik druhů sklízní. Jedná se o plošnou sklizeň webových zdrojů na doméně CZ a o výběrové sklizně.</text:p>
      <text:p text:style-name="P8">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 - harvesting</text:h>
      <text:p text:style-name="Text_20_body">Plošná archivace<text:span text:style-name="T2"><text:note text:id="ftn44" text:note-class="footnote"><text:note-citation>44</text:note-citation><text:note-body><text:p text:style-name="Footnote"><text:a xlink:type="simple" xlink:href="http://www.webarchiv.cz/kriteria/">http://www.webarchiv.cz/kriteria/</text:a></text:p></text:note-body></text:note></text:span> má za cíl archivovat co největší počet bohemikálních webových zdrojů. Harvesting není náročný na filtrování a výběr sklízených zdrojů. Hlavní podmínkou pro plošnou sklizeň je doména webového zdroje. Typicky se jedná o zdroje umístěné na doméně CZ. Řešitelé ale už vyvinuli nástroj, který umožní sklízet bohemikální zdroje i mimo tuto doménu.</text:p>
      <text:p text:style-name="Text_20_body">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3" text:outline-level="3"><text:soft-page-break/>Výběrový přístup – konspekt</text:h>
      <text:p text:style-name="Text_20_body">Výběrový přístup<text:note text:id="ftn45" text:note-class="footnote"><text:note-citation>45</text:note-citation><text:note-body><text:p text:style-name="Footnote"><text:a xlink:type="simple" xlink:href="http://www.webarchiv.cz/kriteria/">http://www.webarchiv.cz/kriteria/</text:a></text:p></text:note-body></text:note> bere oproti plošné ohled na více parametrů. Zdroje jsou řazeny v tematických okruzích, těch není prozatím mnoho, jsou jednoduše přehledné. Přehled oborů sklizených v rámci konspektu je dostupný na stránkách WebArchivu<text:note text:id="ftn46" text:note-class="footnote"><text:note-citation>46</text:note-citation><text:note-body><text:p text:style-name="Footnote">http://www.webarchiv.cz/konspekt/</text:p></text:note-body></text:note>.</text:p>
      <text:p text:style-name="Text_20_body">Podmínky jsou podobné jako u plošné sklizně. Zdroj je umístěn na některé z národních domén, splňuje národnostní aspekty České republiky – národnost autora, sídlo autora, jazyk 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časopisy, monografie, výzkumné zprávy, akademické práce, relevantní blogy, elektronické informační dokumenty, vládní dokumenty, tiskové zprávy. Nutné je 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3" text:outline-level="3">Tematické sbírky</text:h>
      <text:p text:style-name="Text_20_body">Poslední přístup, který je využíván se orientuje na monotematické webové zdroje<text:note text:id="ftn47" text:note-class="footnote"><text:note-citation>47</text:note-citation><text:note-body><text:p text:style-name="Footnote"><text:a xlink:type="simple" xlink:href="http://www.webarchiv.cz/kriteria/">http://www.webarchiv.cz/kriteria/</text:a></text:p></text:note-body></text:note>. Kritéria výběru jsou opět podobná jako u předchozích typů sklizní. Bohužel těchto, dle mého názoru, informačně velmi hodnotný sklizní je veřejně dostupných pouze devět<text:note text:id="ftn48" text:note-class="footnote"><text:note-citation>48</text:note-citation><text:note-body><text:p text:style-name="Footnote">http://www.webarchiv.cz/tematicke_sbirky/</text:p></text:note-body></text:note>. Jedná se například o sbírku na téma: Výročí obsazení Československa 1968, České předsednictví EU, Prezidentské volby 2008.</text:p>
      <text:h text:style-name="P24"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h>
      <text:p text:style-name="Text_20_body">Diplomová práce<text:note text:id="ftn49" text:note-class="footnote"><text:note-citation>49</text:note-citation><text:note-body><text:p text:style-name="Footnote">Práce dostupná na: http://is.muni.cz/th/173018/fi_b/</text:p></text:note-body></text:note>, kterou zpracoval Adam Brokeš v roce 2009 měla za cíl vytvořit systém pro správu zdrojů, vydavatelů a smluv projektu WebArchiv. Jejím výstupem byla aplikace WA Admin v2, který se v současné v projektu době používá.</text:p>
      <text:p text:style-name="Text_20_body">Adam Brokeš ve své práci podává informace o projektu WebArchiv. Provádí analýzu stavu WebArchivu. Zabývá se historií projektu, pracovními postupy projektu a stavem projektu. Dále se zabývá právním rámcem sklizně webových zdrojů.</text:p>
      <text:p text:style-name="Text_20_body">Analyzuje používané nástroje. Konkrétně se jedná o nástroj Heritrix, WayBack a AutoContractMarker. Následně analyzuje WA Admin. Výsledkem analýzy je popis nedostatků nástroje. Jedná se zejména o výhrady k datovému modelu, neflexibilitu systému, nemožnost hodnocení zdrojů.</text:p>
      <text:p text:style-name="Text_20_body">Protože nástroj WA Admin shledá nedostatečným pro užívání, hledá za něj náhradu. NetarchiveSuite, který používá Dánská národní knihovna, nedoporučuje použít především kvůli rozdílnosti České a Dánské legislativy. Nástroj neumožňuje provádět akce, který jsou potřeba v Českém prostředí – například přikládání smluv. Druhý nástroj, který připadá v úvahu, je Web Curator Tool vyvinutý národními knihovnami Velké Británie a Nového Zélandu. Ten však také zamítá, protože pracovní postupy, které jsou v něm implementovány, jsou odlišné od postupů WebArchivu.</text:p>
      <text:p text:style-name="Text_20_body">Rozhodne vytvořit vlastní nástroj, který zohlední specifické pracovní postupy týmu WebArchiv. Tomu předchází nejdříve analýza případů užití – pracovních postupů Webarchivu.</text:p>
      <text:p text:style-name="Text_20_body"><text:soft-page-break/>Závěrečná část diplomové práce se zabývá návrhem a implementací nástroje WA Admin v2. Nástroj WA ADMIN v2 je v současné době užíván týmem WebArchivu.</text:p>
      <text:h text:style-name="Heading_20_3" text:outline-level="3"><text:span text:style-name="Strong_20_Emphasis">Identifikace a omezení přístupu k "nevhodným" stránkám ve webovém archivu</text:span></text:h>
      <text:p text:style-name="Text_20_body"><text:span text:style-name="Strong_20_Emphasis"><text:span text:style-name="T6">Autorem bakalářské práce</text:span></text:span><text:span text:style-name="Strong_20_Emphasis"><text:note text:id="ftn50" text:note-class="footnote"><text:note-citation>50</text:note-citation><text:note-body><text:p text:style-name="Footnote">Práce dostupná na: http://is.muni.cz/th/172849/fi_b/</text:p></text:note-body></text:note></text:span><text:span text:style-name="Strong_20_Emphasis"><text:span text:style-name="T6"> je Filip Kusalík, který ji dokončil v roce 2009. Cílem projektu bylo vytvořit nástroj, který identifikuje webové zdroje v archivu jenž podle zákona není možné uchovávat. Výstupem práce byl nástroj ImpEval, který je v současné době nasazen v běžném provozu.</text:span></text:span></text:p>
      <text:p text:style-name="Text_20_body"><text:span text:style-name="Strong_20_Emphasis"><text:span text:style-name="T6">Filip Kusalík ve své práci provede návrh nástroje a také ho implementuje. Nástroj je implementovaný v programovacím jazyce Java. </text:span></text:span></text:p>
      <text:h text:style-name="Heading_20_3" text:outline-level="3"><text:span text:style-name="Strong_20_Emphasis">Rozpoznání a archivace českého webu mimo národní doménu</text:span></text:h>
      <text:p text:style-name="Text_20_body"><text:span text:style-name="Strong_20_Emphasis"><text:span text:style-name="T6">Bakalářskou práci</text:span></text:span><text:span text:style-name="Strong_20_Emphasis"><text:note text:id="ftn51" text:note-class="footnote"><text:note-citation>51</text:note-citation><text:note-body><text:p text:style-name="Footnote">Práce dostupná na: http://is.muni.cz/th/172585/fi_b/</text:p></text:note-body></text:note></text:span><text:span text:style-name="Strong_20_Emphasis"> v</text:span><text:span text:style-name="Strong_20_Emphasis"><text:span text:style-name="T6">ypracoval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práce je Ivan Vlček provádí analýzu používaných nástrojů, se kterými bude muset WebAnalyzer spolupracovat. Zbytek práce je věnován analýze a návrhu WebAnalyzer. Řešitel musel navrhnout jak samotnou aplikaci tak způsob její integrace do ostatních nástrojů WebArchivu. Autor při řešení práce kladl důraz na modularitu a flexibilitu WebAnalyzeru a na jeho vývoji pokračoval i po dokončení bakalářské práce.</text:span></text:span></text:p>
      <text:h text:style-name="Heading_20_3" text:outline-level="3"><text:span text:style-name="Strong_20_Emphasis">Implementace OAI-PMH pro český WebArchiv</text:span></text:h>
      <text:p text:style-name="Text_20_body">Martin Bella si ve své bakalářské práci<text:span text:style-name="Strong_20_Emphasis"><text:note text:id="ftn52" text:note-class="footnote"><text:note-citation>52</text:note-citation><text:note-body><text:p text:style-name="Footnote">Práce dostupná na: http://is.muni.cz/th/98989/fi_b</text:p></text:note-body></text:note></text:span>, kterou dokončil v roce 2008, kladl za cíl navrhnout a implementovat rozhraní data-providera protokolu OAI-PMH. Toto rozhraní mělo být realizováno tak aby se stalo součástí nástroje WA Admin.</text:p>
      <text:p text:style-name="Text_20_body"><text:soft-page-break/>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jeho možné aplikaci na WebArchiv, konstruuje datový model nástroje a následně nástroj implementuje. V závěru práce konstatuje, že nástroj je již v testování a bude nasazen přímo v běžném provozu WA Admina.</text:p>
      <text:h text:style-name="Heading_20_3" text:outline-level="3"><text:span text:style-name="Strong_20_Emphasis">Bibliografický popis elektronických online zdrojů v zahraniční a domácí katalogizační praxi</text:span></text:h>
      <text:p text:style-name="Text_20_body"><text:span text:style-name="Strong_20_Emphasis"><text:span text:style-name="T6">Lenka Jelínková tuto diplomovou práci</text:span></text:span><text:span text:style-name="Strong_20_Emphasis"><text:note text:id="ftn53" text:note-class="footnote"><text:note-citation>53</text:note-citation><text:note-body><text:p text:style-name="Footnote">Práce dostupná na: http://www.webarchiv.cz/files/dokumenty/ostatni/DPjelinkova2006.pdf</text:p></text:note-body></text:note></text:span><text:span text:style-name="Strong_20_Emphasis"><text:span text:style-name="T6"> dokončila v roce 2006. Ve své práci podává podrobný přehled vývoje popisu elektronických online zdrojů v Čechách i v zahraničí v 90. letech 20. století s důrazem na projekty, které vývoj popisu umožnili či formovaly.</text:span></text:span></text:p>
      <text:p text:style-name="Text_20_body"><text:span text:style-name="Strong_20_Emphasis"><text:span text:style-name="T6">V další části práce se věnuje standardu MARC 21 pro popis elektronických online zdrojů. Následně analyzuje katalogizační praxi v Národní knihovně ČR, respektive katalogizační praxi v projektu WebArchiv. Hlavní část práce pak představuje podrobná analýza příkladů popisu elektronických zdrojů.</text:span></text:span></text:p>
      <text:p text:style-name="Text_20_body"><text:span text:style-name="Strong_20_Emphasis"><text:span text:style-name="T6">Tato práce byla pro WebArchiv cenná především jako studie správného popisu elektronických online zdrojů. Tým WebArchivu díky ní měl přesný návod jak správně tyto zdroje popisovat.</text:span></text:span></text:p>
      <text:h text:style-name="Heading_20_3" text:outline-level="3"><text:span text:style-name="Strong_20_Emphasis">Zpřístupnění archivu českého webu</text:span></text:h>
      <text:p text:style-name="Text_20_body"><text:span text:style-name="Strong_20_Emphasis"><text:span text:style-name="T6">Diplomovou práci</text:span></text:span><text:span text:style-name="Strong_20_Emphasis"><text:note text:id="ftn54" text:note-class="footnote"><text:note-citation>54</text:note-citation><text:note-body><text:p text:style-name="Footnote">Práce dostupná na: http://is.muni.cz/th/49968/fi_m</text:p></text:note-body></text:note></text:span><text:span text:style-name="Strong_20_Emphasis"><text:span text:style-name="T6"> obhájil v roce 2006 Lukáš Matějka. Jejím výstupem byl nástroj WA-CZ. Nástroj byl implementován v jazyce Java. Nástroj umožňuje průběžnou sklizeň a indexaci stažených webových zdrojů.</text:span></text:span></text:p>
      <text:p text:style-name="Text_20_body">Lukáš Matějka v práci nejdříve podává přehled archivačních formátů, používaných archivačních nástrojů, nástrojů pro zpřístupnění a mapuje vývoj <text:soft-page-break/>projektu WebArchiv. V Další části práce podává návrh aplikace a následně představuje svojí implementaci. Práce byla implementována a začleněna mezi ostatní nástroje.</text:p>
      <text:h text:style-name="Heading_20_3" text:outline-level="3"><text:span text:style-name="Strong_20_Emphasis">Strategie archivace elektronických online zdrojů a politika jejich výběru do digitálního archivu (se zaměřením na český systém WebArchiv)</text:span></text:h>
      <text:p text:style-name="Text_20_body">Jedná se o první diplomovou práci<text:span text:style-name="Strong_20_Emphasis"><text:note text:id="ftn55" text:note-class="footnote"><text:note-citation>55</text:note-citation><text:note-body><text:p text:style-name="Footnote">Práce dostupná na: http://www.webarchiv.cz/files/dokumenty/zpravy/skodova.doc</text:p></text:note-body></text:note></text:span> na téma WebArchiv vůbec. Autorka Markéta Škodová ji dokončila v roce 2005. Tato práce se zabývá přímo strategií archivace elektronických zdrojů. A její částí jsou i doporučení strategie pro WebArchiv. Když si uvědomíme, že WebArchiv provádí sklizně od roku 2001, je zajímavé, že tato doporučení jsou formulována až v roce 2005.</text:p>
      <text:p text:style-name="Text_20_body">V první části se autorka zabývá problematikou archivace obecně. Vysvětluje proces archivace a zabývá se jeho jednotlivými částmi. V další části řešitelka zkoumá dostupné metody archivace, výsledkem výzkumu je návrh řešení pro WebArchiv.</text:p>
      <text:p text:style-name="Text_20_body">V hlavní části práce klade Markéta Škodová důraz na politiku přijímání elektronických zdrojů do archivu, přesněji řečeno kritérii výběru elektronických zdrojů. Výsledkem analýzy je návrh politiky přijímání zdrojů pro WebArchiv. Součástí návrhů jsou například tématické sbírky a Konspekt.</text:p>
      <text:h text:style-name="P24" text:outline-level="2">Nástroje související s projektem WebArchiv</text:h>
      <text:h text:style-name="Heading_20_3" text:outline-level="3">APACHE TOMCAT</text:h>
      <text:p text:style-name="Text_20_body">Apache Tomcat<text:note text:id="ftn56" text:note-class="footnote"><text:note-citation>56</text:note-citation><text:note-body><text:p text:style-name="Footnote">http://tomcat.apache.org/</text:p></text:note-body></text:note> jsem používal na svém počítači při práci na cvičných sklizních. Jedná se o kvalitní a dobře použitelný virtuální server.</text:p>
      <text:h text:style-name="Heading_20_3" text:outline-level="3">ARCRetriever</text:h>
      <text:p text:style-name="P8">„Arcretriever je modul pro dodání dokumentu, jenž je součástí systému WERA. Java web aplikace na základe jména archivního souboru a pozice (offsetu) zobrazuje dokumenty vrácené z archivu.“<text:note text:id="ftn57" text:note-class="footnote"><text:note-citation>57</text:note-citation><text:note-body><text:p text:style-name="Footnote">http://is.muni.cz/th/49968/fi_m</text:p></text:note-body></text:note> Tento nástroj byl používán ve WebArchivu v kombinaci s nástrojem WERA a NutchWAX.</text:p>
      <text:h text:style-name="Heading_20_3" text:outline-level="3">DeDuplicator</text:h>
      <text:p text:style-name="Text_20_body">Jedná se o modul programu Heritrix, který má na starost zachytávání duplicitních souborů v rámci série sklizní. Modul<text:span text:style-name="T14"> vyvíjí</text:span><text:span text:style-name="T11"> National and University Library of Iceland a je volně dostupný</text:span><text:span text:style-name="T11"><text:note text:id="ftn58" text:note-class="footnote"><text:note-citation>58</text:note-citation><text:note-body><text:p text:style-name="Footnote">http://deduplicator.sourceforge.net/</text:p></text:note-body></text:note></text:span><text:span text:style-name="T11"> ke stažení. Nástroj byl poprvé nasazen při sklizni v roce 2010, funguje tak, že kontroluje duplicitu archivovaných souborů, které mají jiný mimetype než html/text.</text:span></text:p>
      <text:p text:style-name="Text_20_body">Pro tuto bakalářskou práci je důležitý právě proto, že při převodu arc do warc umožňuje minimalizovat počet duplicitních archivovaných souborů. </text:p>
      <text:h text:style-name="Heading_20_3" text:outline-level="3">Generátor URN</text:h>
      <text:p text:style-name="Text_20_body">Nástroj dostupný na stránkách projektu WebArchivu<text:note text:id="ftn59" text:note-class="footnote"><text:note-citation>59</text:note-citation><text:note-body><text:p text:style-name="Footnote">Dostupný na: http://www.webarchiv.cz/generator/dc_generator.php</text:p></text:note-body></text:note>. Slouží ke generování Dublin Core Metadata Element Set<text:note text:id="ftn60" text:note-class="footnote"><text:note-citation>60</text:note-citation><text:note-body><text:p text:style-name="Footnote">Více informací o Dublin Core: http://dublincore.org/documents/dces/</text:p></text:note-body></text:note> k zadané URL adrese. Nástroj byl vytvořen pracovníky WebArchivu.</text:p>
      <text:h text:style-name="Heading_20_3" text:outline-level="3"><text:soft-page-break/>HERITRIX</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zřejmě podává i statistiku sklizeného zdroje.</text:p>
      <text:p text:style-name="Text_20_body">Tento nástroj je volně dostupný ke stažení<text:note text:id="ftn61" text:note-class="footnote"><text:note-citation>61</text:note-citation><text:note-body><text:p text:style-name="Footnote">http://crawler.archive.org/ </text:p></text:note-body></text:note> a to jeden z nejpoužívanějších crawlerů.</text:p>
      <text:p text:style-name="P7">(Přidám nějaké screenshoty – třeba výpis s Crawl Orderu..)</text:p>
      <text:h text:style-name="Heading_20_3" text:outline-level="3">ImpEval </text:h>
      <text:p text:style-name="Text_20_body">Nástroj vytvořený v rámci bakalářské práce vypracované <text:span text:style-name="Strong_20_Emphasis"><text:span text:style-name="T6">Filipem Kusalíkem v roce 2009 s názvem: Identifikace a omezení přístupu k "nevhodným" stránkám ve webovém archivu</text:span></text:span><text:span text:style-name="Strong_20_Emphasis"><text:span text:style-name="T6"><text:note text:id="ftn62" text:note-class="footnote"><text:note-citation>62</text:note-citation><text:note-body><text:p text:style-name="Footnote">Dostupné na: http://is.muni.cz/th/172849/fi_b/</text:p></text:note-body></text:note></text:span></text:span><text:span text:style-name="Strong_20_Emphasis"><text:span text:style-name="T6">.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6">Podrobněji se nástrojem zabývám v části mé práce věnované starším pracím na téma WebArchive.</text:span></text:span></text:p>
      <text:h text:style-name="Heading_20_3" text:outline-level="3"><text:soft-page-break/>NutchWAX</text:h>
      <text:p text:style-name="Text_20_body">Tento nástroj používá WebArchiv pro fulltextové vyhledávání ve svém archivu. Je tedy napojen na nástroj WayBack, který nenabízí možnost fulltextové vyhledávání v archivu. Nástroj byl v projektu WebArchiv používán v kombinaci s nástroji WERA a ARCRetriever.</text:p>
      <text:p text:style-name="P12">NutchWAX je součást projektu<text:note text:id="ftn63" text:note-class="footnote"><text:note-citation>63</text:note-citation><text:note-body><text:p text:style-name="Footnote">http://archive-access.sourceforge.net/projects/nutch/</text:p></text:note-body></text:note> Nutch1. Nutch je projekt, který zahrnuje nástroje pro archivaci a vyhledávání webových zdrojů včetně práce s arc soubory atd. Dá se říci, že Nutch nabízí komplexní řešení problematiky archivace webových zdrojů, přesto jej WebArchiv nevyužívá.</text:p>
      <text:h text:style-name="Heading_20_3" text:outline-level="3">WA ADMIN</text:h>
      <text:p text:style-name="P13"><text:span text:style-name="T12">V roce 2009 realizoval Adam Brokeš WA Admin v2 v rámci své bakalářské práce s názvem Systém pro správu procesu archivace webových informačních zdrojů</text:span><text:span text:style-name="T12"><text:note text:id="ftn64" text:note-class="footnote"><text:note-citation>64</text:note-citation><text:note-body><text:p text:style-name="Footnote">Práce dostupná na: http://is.muni.cz/th/173018/fi_b/</text:p></text:note-body></text:note></text:span><text:span text:style-name="T12">. WA Admin v2 nahradil nástroj vytvořený Lukášem Matějkou a stejně jako WA Admin sloužil pro </text:span><text:span text:style-name="T9">správu zdrojů, vydavatelů a smluv WebArchivu. </text:span></text:p>
      <text:h text:style-name="Heading_20_3" text:outline-level="3">WA-CZ</text:h>
      <text:p text:style-name="Text_20_body">Tento nástroj vytvořil jako v roce 2006 Lukáš Matějka v rámci své diplomové práce s názvem <text:span text:style-name="Strong_20_Emphasis"><text:span text:style-name="T3">Zpřístupnění archivu českého webu</text:span></text:span><text:span text:style-name="Strong_20_Emphasis"><text:span text:style-name="T3"><text:note text:id="ftn65" text:note-class="footnote"><text:note-citation>65</text:note-citation><text:note-body><text:p text:style-name="Footnote">Práce dostupná na: http://is.muni.cz/th/49968/fi_m</text:p></text:note-body></text:note></text:span></text:span><text:span text:style-name="T3">.</text:span><text:span text:style-name="T2"> Nástroj sloužil pro průběžnou sklizeň a indexaci stažených webových zdrojů. Podrobněji se nástrojem zabývám </text:span><text:span text:style-name="T2">v kapitole, která se týká starších prací.</text:span></text:p>
      <text:h text:style-name="Heading_20_3" text:outline-level="3">WAYBACK</text:h>
      <text:p text:style-name="Text_20_body">Wayback je nástroj pro vyhledávání dokumentů v archivech. WebArchiv ho používá v běžném provozu a je dostupný na stránkách projektu. Je též volně dostupný<text:note text:id="ftn66" text:note-class="footnote"><text:note-citation>66</text:note-citation><text:note-body><text:p text:style-name="Footnote">http://archive-access.sourceforge.net/projects/wayback/</text:p></text:note-body></text:note> na internetu. Pro vyzkoušení jsem jej používal i na svém počítači – nainstalovaný na virtuálním serveru Apache Tomcat.</text:p>
      <text:p text:style-name="Text_20_body"><text:soft-page-break/>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h text:style-name="Heading_20_3" text:outline-level="3">WebAnalyzer</text:h>
      <text:p text:style-name="Text_20_body"><text:span text:style-name="T6">Jedná se o nástroj, který pro WebArchiv vytvořil Ivan Vlček v rámci své bakalářské práce v roce 2008</text:span><text:span text:style-name="Strong_20_Emphasis"><text:span text:style-name="T6">. </text:span></text:span><text:span text:style-name="Strong_20_Emphasis"><text:span text:style-name="T6">Práce měla Rozpoznání a archivace českého webu mimo </text:span></text:span><text:span text:style-name="Strong_20_Emphasis"><text:span text:style-name="T6">národní doménu</text:span></text:span><text:span text:style-name="Strong_20_Emphasis"><text:span text:style-name="T6"><text:note text:id="ftn67" text:note-class="footnote"><text:note-citation>67</text:note-citation><text:note-body><text:p text:style-name="Footnote">Práce dostupná na: http://is.muni.cz/th/172585/fi_b/</text:p></text:note-body></text:note></text:span></text:span><text:span text:style-name="Strong_20_Emphasis"><text:span text:style-name="T6">. Nástroj se v současné době </text:span></text:span><text:span text:style-name="Strong_20_Emphasis"><text:span text:style-name="T6">používá. Podrobnější informace o něm podávám v části mé bakalářské práce věnující se starším pracím na téma WebArchiv.</text:span></text:span></text:p>
      <text:h text:style-name="Heading_20_3" text:outline-level="3">Web Curator Tool</text:h>
      <text:p text:style-name="P13"><text:span text:style-name="T12">Nástroj vyvinutý</text:span><text:span text:style-name="T12"><text:note text:id="ftn68" text:note-class="footnote"><text:note-citation>68</text:note-citation><text:note-body><text:p text:style-name="Footnote">http://webcurator.sourceforge.net/</text:p></text:note-body></text:note></text:span><text:span text:style-name="T12"> v roce 2006</text:span><text:span text:style-name="T10"> National Library of New Zealand a The British Library. Nástroj slouží k řízení a stahování webových zdrojů. Stejně jako například dánský NetarchiveSuite používá Heritrix, na rozdíl od NetarchiveSuite má Heritrix přímo zabudovaný v sobě.</text:span></text:p>
      <text:h text:style-name="P19" text:outline-level="1">Archivační formáty</text:h>
      <text:h text:style-name="Heading_20_2" text:outline-level="2">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v posledních letech přesahuje desítky miliónů)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a využívá se i formát warc. Formát warc je nejnovější a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ve formátu arc do formátu warc.</text:p>
      <text:p text:style-name="Text_20_body">V následující kapitole představím podrobněji archivační formáty a ukáži jejich výhody a nevýhody.</text:p>
      <text:h text:style-name="P24" text:outline-level="2">Formát nedlib</text:h>
      <text:p text:style-name="Text_20_body">Archivy v tomto formátu již WebArchiv nepoužívá. Informace o něm jsou dostupné v diplomové práci<text:note text:id="ftn69" text:note-class="footnote"><text:note-citation>69</text:note-citation><text:note-body><text:p text:style-name="Footnote">http://is.muni.cz/th/49968/fi_m</text:p></text:note-body></text:note> Lukáše Matějky.</text:p>
      <text:h text:style-name="Heading_20_4" text:outline-level="4">Popis standardu nedlib</text:h>
      <text:p text:style-name="Text_20_body">Typický archiv obsahoval 2000 souborů. Polovinu z nich tvořily stažené soubory a druhou polovinu soubory s metadaty ke staženým souborům. Každému staženému souboru odpovídal jeden soubor s metadaty, ve kterém byly obsaženy informace o souboru – například typ souboru, velikost atd.</text:p>
      <text:p text:style-name="Text_20_body">Názve souboru uvnitř archivu odpovídal MD5 součtu příslušného souboru. Vyhledávání požadovaného souboru v archivu se realizovalo pomocí indexu s MD5 názvy souboru.</text:p>
      <text:h text:style-name="Heading_20_4" text:outline-level="4">Výhody nedlib</text:h>
      <text:list xml:id="list277989280"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4" text:outline-level="4">Nevýhody nedlib</text:h>
      <text:list xml:id="list1140192776"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4" text:outline-level="4">Užití v praxi ve WebArchivu</text:h>
      <text:p text:style-name="Text_20_body">Tento typ souboru se již nevyužívá a archivy v tomto formátu byli převedeny do formátu arc. Značná část byla ztracena při havárii úložiště. </text:p>
      <text:h text:style-name="P24"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Kompletní popis užívaných souborů je k dohledání na webové stránce projektu Internet Archive<text:note text:id="ftn70" text:note-class="footnote"><text:note-citation>70</text:note-citation><text:note-body><text:p text:style-name="Footnote"><text:a xlink:type="simple" xlink:href="http://www.archive.org/web/researcher/ArcFileFormat.php">http://www.archive.org/web/researcher/ArcFileFormat.php</text:a></text:p></text:note-body></text:note> popřípadě na stránkách IA Webteam JIRA<text:note text:id="ftn71" text:note-class="footnote"><text:note-citation>71</text:note-citation><text:note-body><text:p text:style-name="Footnote"><text:a xlink:type="simple" xlink:href="https://webarchive.jira.com/wiki/display/Heritrix/ARC+File+Format">https://webarchive.jira.com/wiki/display/Heritrix/ARC+File+Format</text:a></text:p></text:note-body></text:note>. Pro další informace viz též přílohy A – G.</text:p>
      <text:h text:style-name="Heading_20_4" text:outline-level="4">Výhody arc</text:h>
      <text:list xml:id="list1865320195" text:continue-numbering="true" text:style-name="List_20_1">
        <text:list-item>
          <text:p text:style-name="List_20_1">Na rozdíl od nedlib formátu je soubor dobře čitelný – soubory <text:tab/>stažených webových zdrojů jsou ukládány v archivech a členěny.</text:p>
        </text:list-item>
        <text:list-item>
          <text:p text:style-name="P28">Umožňuje vytváření kontrolních součtů archivovaných souborů. <text:tab/>Respektive v jedno volné metadatové pole je určeno pro ascii <text:tab/>checksum. V praxi se využívá md5<text:note text:id="ftn72" text:note-class="footnote"><text:note-citation>72</text:note-citation><text:note-body><text:p text:style-name="Footnote">MD5 je standardní hashovací algoritmus, které se používá například k šifrování hesel, ale i pro vytváření jednoznačných identifikátorů – kontrolních součtů – souborů. <text:span text:style-name="T2">Jelikož byli objeveny kolize šifrovací funkce, tak se od MD5 začalo v posledních letech opouštět. Toto je i jeden z důvodů proč tým WebArchivu chce přejí z ukládání stažených dokumentů z formátu arc do formátu warc.</text:span></text:p></text:note-body></text:note> kontrolních součtů.</text:p>
        </text:list-item>
      </text:list>
      <text:h text:style-name="Heading_20_4" text:outline-level="4">Nevýhody arc</text:h>
      <text:list xml:id="list1481545287" text:continue-numbering="true" text:style-name="List_20_1">
        <text:list-item>
          <text:p text:style-name="List_20_1">Neumožňuje na rozdíl od warc zabránit duplicitnímu ukládání <text:soft-page-break/><text:tab/>dokumentů.</text:p>
        </text:list-item>
        <text:list-item>
          <text:p text:style-name="List_20_1">Neobsahují samoopravný kód – pokud se archiv poruší tak není <text:tab/>možné rekonstruovat jeho obsah. To však není dáno vlastnostmi arc <text:tab/>archivů, ale tím, že archivy se po vytvoření ještě komprimují <text:tab/>nástrojem GZIP.</text:p>
        </text:list-item>
        <text:list-item>
          <text:p text:style-name="List_20_1">Při načítání libovolného souboru z archivu je potřeba rozbalit celý <text:tab/>archiv – při 100MB archivech jde o velkou zbytečnou režii. Pokud <text:tab/>ovšem není vytvořen index souborů uvnitř archivu, pomocí kterého <text:tab/>se dozvíme na jaké pozici v archivu se který soubor nachází. Pak <text:tab/>není potřeba arc soubor sekvenčně procházet, ale stačí pouze otevřít <text:tab/>archiv a posunout ukazatel na správné místo.<text:note text:id="ftn73" text:note-class="footnote"><text:note-citation>73</text:note-citation><text:note-body><text:p text:style-name="Footnote"><text:a xlink:type="simple" xlink:href="http://is.muni.cz/th/49968/fi_m">http://is.muni.cz/th/49968/fi_m</text:a>, STR 14</text:p></text:note-body></text:note></text:p>
        </text:list-item>
      </text:list>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je součásti programu WAYBACK. V příloze H nabízím ukázku CDX indexu pro arc soubor.</text:p>
      <text:p text:style-name="P8">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74" text:note-class="footnote"><text:note-citation>74</text:note-citation><text:note-body><text:p text:style-name="Footnote">http://is.muni.cz/th/173018/fi_m/</text:p></text:note-body></text:note>.</text:p>
      <text:h text:style-name="P24" text:outline-level="2">Formát warc</text:h>
      <text:h text:style-name="Heading_20_4" text:outline-level="4">Popis standardu warc</text:h>
      <text:p text:style-name="Text_20_body">Pro mou práci je zásadní právě tento archivační formát. Jeho použití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text:note text:id="ftn75" text:note-class="footnote"><text:note-citation>75</text:note-citation><text:note-body><text:p text:style-name="Footnote">Kompletní dokument ISO standardu dostupný na: <text:a xlink:type="simple" xlink:href="http://www.iso.org/iso/iso_catalogue/catalogue_tc/catalogue_detail.htm?csnumber=44717">http://www.iso.org/iso/iso_catalogue/catalogue_tc/catalogue_detail.htm?csnumber=44717</text:a>. Bohužel za poplatek. Poslední verze návrhu je volně dostupná na: http://bibnum.bnf.fr/WARC/WARC_ISO_28500_version1_latestdraft.pdf</text:p></text:note-body></text:note>. Tento standard byl ustanoven v roce 2009. Vývoj warc standardu ale probíhá delší dobu. První verze je popsána jíž v roce 1996.<text:note text:id="ftn76" text:note-class="footnote"><text:note-citation>76</text:note-citation><text:note-body><text:p text:style-name="Footnote">Srov. <text:a xlink:type="simple" xlink:href="http://bibnum.bnf.fr/WARC/">http://bibnum.bnf.fr/WARC/</text:a></text:p></text:note-body></text:note></text:p>
      <text:p text:style-name="Text_20_body">Použití tohoto formátu je zatím ve většině projektů zabývajících se archivací webových zdrojů ve stádiu testovaní. Přesto ten to formát již některé standardizované nístroje používají. Například nástroj na stahování webových zdrojů Heritrix již umožňuje ukládání dat v tomto formátu.</text:p>
      <text:p text:style-name="P8">Ačkoli jsme v následujícím přehledu předvedl několik nevýhod souvisejících se zavedením formátu warc, neznamená to, že by se mělo opustit od záměru zavádět ukládání webových zdrojů v tomto formátu. Nevýhody spíše představují problémy, které doposud nebyli vyřešeny nebo se vůbec neřešili. Před tím, než se přistoupí k zavedení tohoto formátu, je potřeba se s nimi vyrovnat.</text:p>
      <text:p text:style-name="P7">(Sem vložím printscreen výpisu hlavičky nějakého archivu)</text:p>
      <text:p text:style-name="P7">(Do přílohy nějaká warc archiv a všechny ty věci okolo něj – hlavička, popis atd.)</text:p>
      <text:h text:style-name="Heading_20_4" text:outline-level="4">Výhody warc</text:h>
      <text:list xml:id="list1901882128" text:continue-numbering="true" text:style-name="List_20_1">
        <text:list-item>
          <text:p text:style-name="List_20_1">Do budoucna pravděpodobně většina institucí přejde na archivaci <text:soft-page-break/><text:tab/>webových stránek do warc archivů. Warc tedy budou nejspíše <text:tab/>označeny za jediný univerzálně podporovaný formát.</text:p>
        </text:list-item>
        <text:list-item>
          <text:p text:style-name="List_20_1">Není potřeba ukládat soubory duplicitně – pokud již soubor je <text:tab/>jednou v archivu tak se na něj ostatní odkazy přesměrují.</text:p>
        </text:list-item>
        <text:list-item>
          <text:p text:style-name="P27">Na rozdíl od arc archivů umožňují ukládat nejen http odezvy, ale <text:tab/>také původní požadavky.</text:p>
        </text:list-item>
        <text:list-item>
          <text:p text:style-name="P27">Umí pracovat s více protokoly: HTTP, FTP, NNTP a SMTP.</text:p>
        </text:list-item>
        <text:list-item>
          <text:p text:style-name="P27">Umožňují ukládat větší škálu metadat. Například je možné přidávat <text:tab/>metadata podle vlastních potřeb, což se může využít při speciálních <text:tab/>požadavcích určených vnitřní politikou ukládání souborů.</text:p>
        </text:list-item>
        <text:list-item>
          <text:p text:style-name="P27">Jedná se o současný ISO standard a bude jím s největší <text:tab/>pravděpodobností i budoucnosti.</text:p>
        </text:list-item>
        <text:list-item>
          <text:p text:style-name="P28">Nativně umožňuje kompresi dat.</text:p>
        </text:list-item>
        <text:list-item>
          <text:p text:style-name="P28"><text:span text:style-name="T8">Na rozdíl od arc formátu je možné ukládat více druhů kontrolních <text:tab/>součtů pro archivované soubory. To se dá jednoduše realizovat <text:tab/>pomocí škálovatelných polí pro metadata. Arc archivy provádí pouze <text:tab/>MD5</text:span><text:span text:style-name="T8"><text:note text:id="ftn77" text:note-class="footnote"><text:note-citation>77</text:note-citation><text:note-body><text:p text:style-name="Footnote">Popis MD5 RFC standardu dostupný na: http://www.ietf.org/rfc/rfc1321.txt</text:p></text:note-body></text:note></text:span><text:span text:style-name="T8"> kontrolní součty souborů. Na rozdíl arc archivů pracuje warc <text:tab/>formát i s SHA-1</text:span><text:span text:style-name="T8"><text:note text:id="ftn78" text:note-class="footnote"><text:note-citation>78</text:note-citation><text:note-body><text:p text:style-name="Footnote">Popis SHA1 RFC standardu dostupný na: http://tools.ietf.org/html/rfc3174</text:p></text:note-body></text:note></text:span><text:span text:style-name="T8"> hashovací funkcí pro jednoznačné určení <text:tab/>stažených dokumentů.</text:span></text:p>
        </text:list-item>
      </text:list>
      <text:h text:style-name="Heading_20_4" text:outline-level="4">Nevýhody warc</text:h>
      <text:list xml:id="list358522334" text:continue-numbering="true" text:style-name="List_20_1">
        <text:list-item>
          <text:p text:style-name="P27">Neobsahují samoopravný kód – pokud se archiv poruší tak není <text:tab/>možné rekonstruovat jeho obsah. To však není dáno vlastnostmi arc <text:tab/>archivů, ale tím, že archivy se po vytvoření ještě komprimují <text:tab/>nástrojem GZIP.</text:p>
        </text:list-item>
        <text:list-item>
          <text:p text:style-name="P27">Doposud nebyla řešena otázka, jak využít možnost ukládání větší <text:tab/>škály metadat.</text:p>
        </text:list-item>
        <text:list-item>
          <text:p text:style-name="P27">Prozatím nejsou implementovány nutné nástroje na práci s warc <text:soft-page-break/><text:tab/>soubory. Před jejich zavedením v projektu WebArchiv bude potřeba <text:tab/>tyto nástroje implementovat.</text:p>
        </text:list-item>
        <text:list-item>
          <text:p text:style-name="P27">Zpětná převoditelnost z warc do arc není prozatím triviálně možná.<text:note text:id="ftn79" text:note-class="footnote"><text:note-citation>79</text:note-citation><text:note-body><text:p text:style-name="Footnote"><text:s/>Srov. <text:a xlink:type="simple" xlink:href="https://webarchive.jira.com/wiki/display/Heritrix/ARC+to+WARC+%28to+ARC%29">https://webarchive.jira.com/wiki/display/Heritrix/ARC+to+WARC+%28to+ARC%29</text:a></text:p></text:note-body></text:note> <text:tab/>Tím pádem se nedají případné nové sklizně ve formátu warc zařadit <text:tab/>ke starým sklizním ve formátu arc.</text:p>
        </text:list-item>
        <text:list-item>
          <text:p text:style-name="P27">Převod celého archivu do formátu warc bude časově a výpočetně <text:tab/>velmi náročný a jakákoliv chyba může znamenat ztrátu dat.</text:p>
        </text:list-item>
      </text:list>
      <text:h text:style-name="Heading_20_4" text:outline-level="4">Plánované využití do budoucna</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P19" text:outline-level="1">Migrace archivu z formátu arc do formátu warc</text:h>
      <text:h text:style-name="Heading_20_2" text:outline-level="2">O migraci</text:h>
      <text:p text:style-name="P8">Převod archivovaných webových stránek do formátu warc je obecně v současnosti problém. Různé instituce používají různé formáty na ukládání webových zdrojů. Většina těchto institucí bude mít právě snahu převést uložená data do formátu warc. </text:p>
      <text:p text:style-name="P8">Tým WebArchivu se migrací prozatím příliš nezabýval. Nicméně ve světě se tím již lidé zabývají. V Britské digitální knihovně již vyzkoušel vývojový tým skript pro převod a to už v roce 2009. V Britské knihovně převáděli data do formátu warc. Celkově převedli cca 4,4 TB dat </text:p>
      <text:p text:style-name="P8">O převodu, který provedli, zatím není dostatek informací. Rozhodně jsou jejich zkušenosti pro tým WebArchivu důležité. Problém je v tom, že skripty, které si pro účel migrace napsali nejsou pravděpodobně jednoduše použitelné ve WebArchivu. Důvodem je to, že používají jiné nástroje pro ukládání dat a práci s archivem – Web Curator Tool (O nástroji se zmiňuji výše, WebArchiv jej jistý čas používal) a PANDAS (The PANDORA Digital Archiving System)<text:note text:id="ftn80" text:note-class="footnote"><text:note-citation>80</text:note-citation><text:note-body><text:p text:style-name="Footnote">Emaily v přílohách</text:p></text:note-body></text:note></text:p>
      <text:p text:style-name="P8">Informace o migraci nejsou vždy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8">Problém dostupnosti informací o migraci je předevěším v tom, že každá instituce, která se archivací zabývá, používá jiné nástroje. Každá instituce si během své existence přizpůsobila nástroje pro své potřeby. Tyto potřeby může tvořit například jazykové, dostupnost nástrojů atd. Proto, pokud určitá instituce analyzuje problematiku migrace, zabývá se specifickými problémy. </text:p>
      <text:p text:style-name="Text_20_body"><text:span text:style-name="T2">Proto například informace získáne z Britské knihovny jsou pro WebArchiv </text:span><text:soft-page-break/><text:span text:style-name="T2">hodnotné, ale ve skutečnosti nejsou jejich nástroje okamžitě použitelné. Pokud by je chtěli pracovníci WebArchivu využít bylo by nutné je předělat pro jejich potřeby. Zkušenosti jiných řešitelů jsou však velmi cenné.</text:span></text:p>
      <text:h text:style-name="P24" text:outline-level="2">Má vlastní migrace</text:h>
      <text:p text:style-name="Text_20_body">Migraci realizuji pomocí nastroje WARCTOOLS. První překážka před kterou budu stát je zvolení správného nástroj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čnostmi formátů arc a warc.</text:p>
      <text:p text:style-name="P7">(rozvedu)</text:p>
      <text:h text:style-name="P24" text:outline-level="2">Použité nástroje</text:h>
      <text:h text:style-name="P21" text:outline-level="3">JHOVE</text:h>
      <text:p text:style-name="P8">Tento program slouží k identifikaci a validaci souborů. Program disponuje množstvím modulů pro rozpoznávání formátů souborů. Je však již zastaralý a proto jsem pro svou práci používal jeho novější verzi: JHove2. Nástroj je stále vyvíjen a dostupný k volnému stažení<text:note text:id="ftn81" text:note-class="footnote"><text:note-citation>81</text:note-citation><text:note-body><text:p text:style-name="Footnote">http://sourceforge.net/projects/jhove/</text:p></text:note-body></text:note>.</text:p>
      <text:p text:style-name="P7">(mám printscreen s výstupem pro arc a warc)</text:p>
      <text:h text:style-name="P21" text:outline-level="3">JHOVE2</text:h>
      <text:p text:style-name="P8">Tento program je novější verzí již zmíněného programu JHOVE. Slouží k validaci a identifikaci souborů. Program je vyvíjen v mnoha variantách<text:note text:id="ftn82" text:note-class="footnote"><text:note-citation>82</text:note-citation><text:note-body><text:p text:style-name="Footnote">https://bitbucket.org/jhove2/main/descendants</text:p></text:note-body></text:note> – formou forků<text:note text:id="ftn83" text:note-class="footnote"><text:note-citation>83</text:note-citation><text:note-body><text:p text:style-name="Footnote">Distribuované verzovací systémy umožňují při vývoji projektu v určitém checkpointu rozdělit zdrojový kód na dvě části (forky) a pracovat na nich nezávisle.</text:p></text:note-body></text:note> v rámci distribuovaného verzovacího systému Mercurial na serveru www.bitbucket.com.</text:p>
      <text:p text:style-name="P8">Protože je JHOVE2 vyvíjen mnoha lidmi, vznikají různé verze tohoto programu se specifickými druhy přidané funkcionality. Pro mé účely jsem použil oficiální verzi<text:note text:id="ftn84" text:note-class="footnote"><text:note-citation>84</text:note-citation><text:note-body><text:p text:style-name="Footnote">https://bitbucket.org/jhove2/</text:p></text:note-body></text:note> a dále speciální verzi<text:note text:id="ftn85" text:note-class="footnote"><text:note-citation>85</text:note-citation><text:note-body><text:p text:style-name="Footnote"><text:s/><text:a xlink:type="simple" xlink:href="https://bitbucket.org/lbihanic/jhove2-bnf/overview"><text:span text:style-name="T2">https://bitbucket.org/lbihanic/jhove2-bnf/overview</text:span></text:a></text:p></text:note-body></text:note>, která má zásuvný modul pro analýzu arc souborů.</text:p>
      <text:p text:style-name="P8">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text:p>
      <text:p text:style-name="P8">Pro tyto účely bylo potřeba použít níže zmíněný nástoj Jpype, který umožňuje efektivně spouštět Java aplikace v rámci skriptů v jazyce Python – nástroje warctools jsou psány právě v programovacím jazyce Python. </text:p>
      <text:p text:style-name="P8"><text:soft-page-break/>Program bylo třeba předělat. Jelikož byl napsán tak, že nešel vícenásobně spouštět. Proto bylo potřeba při analýze každého souboru inicializovat znova Javu. To je, ale časově náročná akce, která vzhledem k tomu, že v archivech je velké množství souborů neúměrně zvyšuje režii převodu.</text:p>
      <text:p text:style-name="P8">Program jsem upravil tak, že jsem přidal dodatečné metody, které umožňují opakované spuštění v rámci warctools.</text:p>
      <text:p text:style-name="P8">(přilo<text:span text:style-name="T13">žím ukázku původní třídy JHOVE2CommandLine a pak upravené soubory)</text:span></text:p>
      <text:p text:style-name="P7">(přidám ukázky výstupů pro nějaké soubory)</text:p>
      <text:p text:style-name="P7">(rozvedu, vysvětlit javu, balíky atd atd.)</text:p>
      <text:h text:style-name="Heading_20_3" text:outline-level="3">JPype</text:h>
      <text:p text:style-name="Text_20_body">Nástroj umožňující spouštění Java programů v rámci programu napsaného v programovacím jazyce Python. Použití tohoto nástroje bylo nutné kvůli tomu, že nástroje pro migraci arc archivů jsou psány v programovacím jazyce Python.</text:p>
      <text:p text:style-name="Text_20_body">Nástroj umožňuje nastartování Java Virtual Machine uvnitř těla Python skriptu a práci s určitou Java aplikací. Nástroj je dostupný volně ke stažení na weobových stránkách<text:note text:id="ftn86" text:note-class="footnote"><text:note-citation>86</text:note-citation><text:note-body><text:p text:style-name="Footnote"><text:s/>Dostupný na: <text:a xlink:type="simple" xlink:href="http://jpype.sourceforge.net/">http://jpype.sourceforge.net/</text:a></text:p></text:note-body></text:note> jeho vývojářů.</text:p>
      <text:h text:style-name="Heading_20_3" text:outline-level="3">WARC-TOOLS<text:note text:id="ftn87" text:note-class="footnote"><text:note-citation>87</text:note-citation><text:note-body><text:p text:style-name="Footnote"><text:s/>http://code.google.com/p/warc-tools/</text:p></text:note-body></text:note></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text:soft-page-break/>archivy. </text:p>
      <text:p text:style-name="Text_20_body">Tento nástroj není již v současnosti dále vyvíjen a podporován. Autoři tohoto nástroje nyní pracují na nástroji, který z něj vychází. Jedná se o nástroj WARC-TOOLS / hanzo, o kterém pojednávám v následující kapitole.</text:p>
      <text:list xml:id="list1849763179" text:continue-numbering="true" text:style-name="List_20_1">
        <text:list-item>
          <text:p text:style-name="List_20_1">Při převodu arc archivu do nového warc archivu přibalí <text:tab/>i archivované soubory.</text:p>
        </text:list-item>
      </text:list>
      <text:p text:style-name="P7">(rozvedu)</text:p>
      <text:h text:style-name="Heading_20_3" text:outline-level="3">WARC-TOOLS / hanzo<text:note text:id="ftn88" text:note-class="footnote"><text:note-citation>88</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list xml:id="list275112949" text:continue-numbering="true" text:style-name="List_20_1">
        <text:list-item>
          <text:p text:style-name="List_20_1">Nepřevádí arc celý – převede jen textovou část, ale nepřibalí <text:tab/>archivované soubory.</text:p>
        </text:list-item>
        <text:list-item>
          <text:p text:style-name="List_20_1">Po otestování na zkušebním vzorku je warc soubor, totožný se <text:tab/>souborem z kpk09.</text:p>
        </text:list-item>
      </text:list>
      <text:p text:style-name="P7">(rozvedu)</text:p>
      <text:h text:style-name="Heading_20_3" text:outline-level="3">WARC-TOOLS / kpk09<text:note text:id="ftn89" text:note-class="footnote"><text:note-citation>89</text:note-citation><text:note-body><text:p text:style-name="Footnote">https://bitbucket.org/kpk09/warc-tools/wiki/Home</text:p></text:note-body></text:note></text:h>
      <text:p text:style-name="Text_20_body">Třetí mnou testovaný nástroj na určený pro migraci arc souborů do warc souborů. Jedná se o projekt, který je vyvíjen na původním kódu WARC-TOOLS / hanzo. Také zahrnuje nástroje pro validaci a práci s warc soubory.</text:p>
      <text:list xml:id="list2024820796" text:continue-numbering="true" text:style-name="List_20_1">
        <text:list-item>
          <text:p text:style-name="List_20_1">Nepřevádí arc celý – převede jen textovou část, ale nepřibalí <text:tab/>archivované soubory.</text:p>
        </text:list-item>
        <text:list-item>
          <text:p text:style-name="List_20_1">Po otestování na zkušebním vzorku je warc soubor, totožný se <text:tab/>souborem z hanzo.</text:p>
        </text:list-item>
      </text:list>
      <text:p text:style-name="P7">(rozvedu)</text:p>
      <text:h text:style-name="P24" text:outline-level="2">Převod</text:h>
      <text:p text:style-name="P7">(Tady uvedu nějakej vzorovej převod, už jsem nějakej uložil do složky „/PRILOHY“ v projektu)</text:p>
      <text:p text:style-name="P7"/>
      <text:p text:style-name="P7">Také jsem pracoval s nástroji HANZO / warc-TOOLS /KPP09:</text:p>
      <text:p text:style-name="P7">Každý warc a i arc jsem projel JHOVEM a mám tam výpisy</text:p>
      <text:h text:style-name="P23" text:outline-level="1">Mám ARC 1s</text:h>
      <text:h text:style-name="P23" text:outline-level="1">CDX index arcu 1s</text:h>
      <text:h text:style-name="P23" text:outline-level="1">Každým nástrojem jsem udělal warc a zkoušel warcdumpy.:</text:h>
      <text:h text:style-name="P23" text:outline-level="1"><text:tab/><text:tab/>Warctools 3s – neumi dump arcsouboru</text:h>
      <text:h text:style-name="P23" text:outline-level="1"><text:tab/><text:tab/>Hanzo 4s</text:h>
      <text:h text:style-name="P23" text:outline-level="1"><text:tab/><text:tab/>KPK09 4s</text:h>
      <text:h text:style-name="P19" text:outline-level="1">Závěr</text:h>
      <text:h text:style-name="P19" text:outline-level="1">Seznam literatury</text:h>
      <text:p text:style-name="Text_20_body"/>
      <text:p text:style-name="Text_20_body"/>
      <text:p text:style-name="Text_20_body"/>
      <text:p text:style-name="Text_20_body"/>
      <text:p text:style-name="P7">(Tady mám zatím jen nástřely toho co čtu – abych se na to nezapomněl podívat)</text:p>
      <text:p text:style-name="Standard"/>
      <text:p text:style-name="Standard">Masanès, Julien (Ed.): Web Archiving. Berlin, Heidelberg, Springer-Verlag, 2006.</text:p>
      <text:p text:style-name="Standard"/>
      <text:p text:style-name="Standard"/>
      <text:p text:style-name="Standard"><text:a xlink:type="simple" xlink:href="http://liwa-project.eu/index.php/about/">http://liwa-project.eu/index.php/about/</text:a></text:p>
      <text:p text:style-name="Standard"><text:a xlink:type="simple" xlink:href="http://netpreserve.org/about/mission.php">http://netpreserve.org/about/mission.php</text:a></text:p>
      <text:p text:style-name="Standard"><text:a xlink:type="simple" xlink:href="http://www.ikaros.cz/node/1638">http://www.ikaros.cz/node/1638</text:a></text:p>
      <text:p text:style-name="Standard"><text:a xlink:type="simple" xlink:href="http://raptor.webarchiv.cz:8000/trac/wiki/WikiStart">http://raptor.webarchiv.cz:8000/trac/wiki/WikiStart</text:a></text:p>
      <text:h text:style-name="P19" text:outline-level="1">Přílohy</text:h>
      <text:h text:style-name="Heading_20_2" text:outline-level="2">A. Gramatika arc souboru</text:h>
      <text:p text:style-name="textové_20_přílohy">arc_file == &lt;version_block&gt;&lt;rest_of_arc_file&gt;</text:p>
      <text:p text:style-name="textové_20_přílohy">version_block == See definition below</text:p>
      <text:p text:style-name="textové_20_přílohy">rest_of_arc_file == &lt;doc&gt;|&lt;doc&gt;&lt;rest_of_arc_file&gt;</text:p>
      <text:p text:style-name="textové_20_přílohy">doc == &lt;nl&gt;&lt;URL-record&gt;&lt;nl&gt;&lt;network_doc&gt;</text:p>
      <text:p text:style-name="textové_20_přílohy">URL-record == See definition below</text:p>
      <text:p text:style-name="textové_20_přílohy">network_doc == whatever the protocol returned</text:p>
      <text:p text:style-name="textové_20_přílohy">nl == Unix-newline-delimiter</text:p>
      <text:p text:style-name="textové_20_přílohy">sp == ' ' (ascii space) comma is inappropriate because it can be in an URL.</text:p>
      <text:h text:style-name="Heading_20_2" text:outline-level="2">B. Arc version block verze 2</text:h>
      <text:p text:style-name="textové_20_přílohy">version-2-block == filedesc://&lt;path&gt;&lt;sp&gt;&lt;ip_address&gt;&lt;sp&gt;&lt;date&gt;&lt;sp&gt;text/plain&lt;sp&gt;200&lt;sp&gt;</text:p>
      <text:p text:style-name="textové_20_přílohy">-&lt;sp&gt;-&lt;sp&gt;0&lt;sp&gt;&lt;filename&gt;&lt;sp&gt;&lt;length&gt;&lt;nl&gt;</text:p>
      <text:p text:style-name="textové_20_přílohy">2&lt;sp&gt;&lt;reserved&gt;&lt;sp&gt;&lt;origin-code&gt;&lt;nl&gt;</text:p>
      <text:p text:style-name="textové_20_přílohy">URL&lt;sp&gt;IP-address&lt;sp&gt;Archive-date&lt;sp&gt;Content-type&lt;sp&gt;Result-code&lt;sp&gt;Checksum&lt;sp&gt;Location&lt;sp&gt; Offset&lt;sp&gt;Filename&lt;sp&gt;Archive-length&lt;nl&gt;</text:p>
      <text:p text:style-name="textové_20_přílohy">&lt;nl&gt;</text:p>
      <text:p text:style-name="textove_20_prilohy_20_komentar">version-number == integer in ascii</text:p>
      <text:p text:style-name="textove_20_prilohy_20_komentar">reserved == string with no white space</text:p>
      <text:p text:style-name="textove_20_prilohy_20_komentar">origin-code == Name of gathering organization with no white space</text:p>
      <text:p text:style-name="textove_20_prilohy_20_komentar">URL-record-definition == names of fields in URL records</text:p>
      <text:h text:style-name="Heading_20_2" text:outline-level="2">C. Arc url record verze 2</text:h>
      <text:p text:style-name="textové_20_přílohy">URL-record-v2 == &lt;url&gt;&lt;sp&gt;</text:p>
      <text:p text:style-name="textové_20_přílohy">&lt;ip-address&gt;&lt;sp&gt;</text:p>
      <text:p text:style-name="textové_20_přílohy">&lt;archive-date&gt;&lt;sp&gt;</text:p>
      <text:p text:style-name="textové_20_přílohy">&lt;content-type&gt;&lt;sp&gt;</text:p>
      <text:p text:style-name="textové_20_přílohy">&lt;result-code&gt;&lt;sp&gt;</text:p>
      <text:p text:style-name="textové_20_přílohy">&lt;checksum&gt;&lt;sp&gt;</text:p>
      <text:p text:style-name="textové_20_přílohy">&lt;location&gt;&lt;sp&gt;</text:p>
      <text:p text:style-name="textové_20_přílohy">&lt;offset&gt;&lt;sp&gt;</text:p>
      <text:p text:style-name="textové_20_přílohy">&lt;filename&gt;&lt;sp&gt;</text:p>
      <text:p text:style-name="textové_20_přílohy">&lt;length&gt;&lt;nl&gt;</text:p>
      <text:p text:style-name="textove_20_prilohy_20_komentar">url == ascii URL string (e.g., "http://www.alexa.com:80/")</text:p>
      <text:p text:style-name="textove_20_prilohy_20_komentar"><text:soft-page-break/>ip_address == dotted-quad (eg 192.216.46.98 or 0.0.0.0)</text:p>
      <text:p text:style-name="textove_20_prilohy_20_komentar">archive-date == date archived</text:p>
      <text:p text:style-name="textove_20_prilohy_20_komentar">content-type == "no-type"|MIME type of data (e.g., "text/html")</text:p>
      <text:p text:style-name="textove_20_prilohy_20_komentar">length == ascii representation of size of network doc in bytes</text:p>
      <text:p text:style-name="textove_20_prilohy_20_komentar">date == YYYYMMDDhhmmss (Greenwich Mean Time)</text:p>
      <text:p text:style-name="textove_20_prilohy_20_komentar">result-code == result code or response code, (e.g. 200 or 302)</text:p>
      <text:p text:style-name="textove_20_prilohy_20_komentar">checksum == ascii representation of a checksum of the data. The specifics of the checksum are implementation specific.</text:p>
      <text:p text:style-name="textove_20_prilohy_20_komentar">location == "-"|url of re-direct</text:p>
      <text:p text:style-name="textove_20_prilohy_20_komentar">offset == offset in bytes from beginning of file to beginning of URL-record</text:p>
      <text:p text:style-name="textove_20_prilohy_20_komentar">filename == name of arc file</text:p>
      <text:h text:style-name="Heading_20_2" text:outline-level="2">D. Příklad arc souboru verze 2</text:h>
      <text:p text:style-name="textové_20_přílohy">filedesc://IA-001102.arc 0.0.0.0 19960923142103 text/plain 200 - - 0</text:p>
      <text:p text:style-name="textové_20_přílohy">IA-001102.arc 122</text:p>
      <text:p text:style-name="textové_20_přílohy">2 0 Alexa Internet</text:p>
      <text:p text:style-name="textové_20_přílohy">URL IP-address Archive-date Content-type Result-code Checksum</text:p>
      <text:p text:style-name="textové_20_přílohy">Location Offset Filename Archive-length</text:p>
      <text:p text:style-name="textové_20_přílohy"/>
      <text:p text:style-name="textové_20_přílohy">http://www.dryswamp.edu:80/index.html 127.10.100.2 19961104142103</text:p>
      <text:p text:style-name="textové_20_přílohy">text/html 200 fac069150613fe55599cc7fa88aa089d - 209 IA-001102.arc 202</text:p>
      <text:p text:style-name="textové_20_přílohy">HTTP/1.0 200 Document follows</text:p>
      <text:p text:style-name="textové_20_přílohy">Date: Mon, 04 Nov 1996 14:21:06 GMT</text:p>
      <text:p text:style-name="textové_20_přílohy">Server: NCSA/1.4.1</text:p>
      <text:p text:style-name="textové_20_přílohy">Content-type: text/html Last-modified: Sat,10 Aug 1996 22:33:11 GMT</text:p>
      <text:p text:style-name="textové_20_přílohy">Content-length: 30</text:p>
      <text:p text:style-name="textové_20_přílohy">&lt;HTML&gt;</text:p>
      <text:p text:style-name="textové_20_přílohy">Hello World!!!</text:p>
      <text:p text:style-name="textové_20_přílohy">&lt;/HTML&gt;</text:p>
      <text:h text:style-name="Heading_20_2" text:outline-level="2">E. Arc soubor vytvořený pomocí crawleru Heritrix</text:h>
      <text:p text:style-name="textove_20_prilohy_20_komentar">Soubor je dostupný jako elektronická příloha bakalářské práce pod názvem IAH-20110905093545-00000-kovar-laptop-8090.arc.gz.</text:p>
      <text:h text:style-name="Heading_20_2" text:outline-level="2">F. Výstup z programu JHOVE pro přiložený arc soubor</text:h>
      <text:p text:style-name="textové_20_přílohy">Jhove (Rel. 1.6, 2011-01-04)</text:p>
      <text:p text:style-name="textové_20_přílohy">Date: 2011-09-05 15:14:13 CEST</text:p>
      <text:p text:style-name="textové_20_přílohy">RepresentationInformation: ./IAH-20110905093545-00000-kovar-laptop-8090.arc.gz</text:p>
      <text:p text:style-name="textové_20_přílohy"><text:s text:c="2"/>ReportingModule: BYTESTREAM, Rel. 1.3 (2007-04-10)</text:p>
      <text:p text:style-name="textové_20_přílohy"><text:soft-page-break/><text:s text:c="2"/>LastModified: 2011-09-05 12:40:13 CEST</text:p>
      <text:p text:style-name="textové_20_přílohy"><text:s text:c="2"/>Size: 74389018</text:p>
      <text:p text:style-name="textové_20_přílohy"><text:s text:c="2"/>Format: bytestream</text:p>
      <text:p text:style-name="textové_20_přílohy"><text:s text:c="2"/>Status: Well-Formed and valid</text:p>
      <text:p text:style-name="textové_20_přílohy"><text:s text:c="2"/>MIMEtype: application/octet-stream</text:p>
      <text:h text:style-name="Heading_20_2" text:outline-level="2">G. Výstup z programu JHOVE2 pro přiložený arc soubor</text:h>
      <text:p text:style-name="textove_20_prilohy_20_komentar">Soubor je dostupný jako elektronická příloha bakalářské práce pod názvem IAH-20110905093545-00000-kovar-laptop-8090.arc.gz_jhove2output.xml.</text:p>
      <text:h text:style-name="Heading_20_2" text:outline-level="2">H. Ukázka CDX indexu pro arc soubor</text:h>
      <text:p text:style-name="textove_20_prilohy_20_komentar">Celý CDX soubor je dostupný jako elektronická příloha bakalářské práce pod názvem index.cdx.</text:p>
      <text:p text:style-name="textové_20_přílohy">127.0.0.1/amk_new/ 20110905093547 http://127.0.0.1/amk_new/ text/html 200 O5DWG2NMAMAAW7JSGZE3BQ64J7VWCYO3 - - 1056 IAH-20110905093545-00000-kovar-laptop-8090.arc.gz</text:p>
      <text:p text:style-name="textové_20_přílohy">127.0.0.1/amk_new/administrace.php 20110905093710 http://127.0.0.1/amk_new/administrace.php text/html 200 VU7IP3IZ5B5AFN3W4KJ5GYMFDXIPCOHH - - 6542994 IAH-20110905093545-00000-kovar-laptop-8090.arc.gz</text:p>
      <text:p text:style-name="textové_20_přílohy">127.0.0.1/amk_new/css/style.css 20110905093549 http://127.0.0.1/amk_new/css/style.css text/css 200 UNJYNYSN3CGVNBPHQXBMM3DSNMH2K5R4 - - 4979 IAH-20110905093545-00000-kovar-laptop-8090.arc.gz</text:p>
      <text:p text:style-name="textové_20_přílohy">127.0.0.1/amk_new/css/style-print.css 20110905093551 http://127.0.0.1/amk_new/css/style-print.css text/css 200 KPOV6UAGQ7NLORLWROHYWVOYI7EGISMH - - 7052 IAH-20110905093545-00000-kovar-laptop-8090.arc.gz</text:p>
      <text:p text:style-name="textové_20_přílohy">127.0.0.1/amk_new/favicon.ico 20110905093553 http://127.0.0.1/amk_new/favicon.ico text/html 404 NG54R3G5AQUDPVORCYARJCVCZA3BEMYH - - 7770 IAH-20110905093545-00000-kovar-laptop-8090.arc.gz</text:p>
      <text:p text:style-name="textové_20_přílohy">127.0.0.1/amk_new/fotogalerie/10_4_05/10.jpg 20110905103437 http://127.0.0.1/amk_new/fotogalerie/10_4_05/10.jpg image/jpeg 200 IAJOPBPAS7SKS4VI3KZFCPXBDDC3XJDZ - - 56117318 IAH-20110905093545-00000-kovar-laptop-8090.arc.gz</text:p>
      <text:p text:style-name="textové_20_přílohy">127.0.0.1/amk_new/fotogalerie/10_4_05/11.jpg 20110905103439 http://127.0.0.1/amk_new/fotogalerie/10_4_05/11.jpg image/jpeg 200 D2SOQIEPZV27FO6ED5JTZ4BYPVJA37TJ - - 56216828 IAH-20110905093545-00000-kovar-laptop-8090.arc.gz</text:p>
      <text:p text:style-name="textové_20_přílohy">127.0.0.1/amk_new/fotogalerie/10_4_05/12.jpg 20110905103441 http://127.0.0.1/amk_new/fotogalerie/10_4_05/12.jpg image/jpeg 200 7M7B2YFSMDIRC76Z7U5JCPVUUGPX5JGG - - 56347655 IAH-20110905093545-00000-kovar-laptop-8090.arc.gz</text:p>
      <text:p text:style-name="textové_20_přílohy">127.0.0.1/amk_new/fotogalerie/10_4_05/13.jpg 20110905103443 http://127.0.0.1/amk_new/fotogalerie/10_4_05/13.jpg image/jpeg 200 N3UZWPOIC5CN3ZNZFPBMJDLDO2NSOHMN - - 56479676 IAH-20110905093545-00000-kovar-laptop-8090.arc.gz</text:p>
      <text:p text:style-name="textové_20_přílohy"><text:soft-page-break/>127.0.0.1/amk_new/fotogalerie/10_4_05/14.jpg 20110905103445 http://127.0.0.1/amk_new/fotogalerie/10_4_05/14.jpg image/jpeg 200 YACY6LEYQP42V6UMHMO5AHA4MOTUNS3P - - 56618299 IAH-20110905093545-00000-kovar-laptop-8090.arc.gz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0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paragraph-properties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9pt" style:font-size-asian="10.5pt"/>
    </style:style>
    <style:style style:name="textove_20_prilohy_20_komentar" style:display-name="textove prilohy komentar" style:family="paragraph" style:parent-style-name="Text_20_body" style:master-page-name="">
      <style:paragraph-properties fo:margin-top="0mm" fo:margin-bottom="0mm" fo:line-height="100%" style:page-number="aut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margin-left="0mm" fo:margin-right="0mm" fo:text-indent="0mm" style:auto-text-indent="false"/>
    </style:style>
    <style:style style:name="MP2"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30mm" fo:margin-bottom="30mm" fo:margin-left="35mm" fo:margin-right="3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Nástroje pro migraci webového archivu<text:tab/><text:tab/>Martin Prokop</text:p>
      </style:header>
      <style:footer>
        <text:p text:style-name="MP2">– <text:page-number text:select-page="current"/>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402</meta:generator>
    <dc:date>2011-12-17T14:57:18</dc:date>
    <dc:creator>Martin Prokop</dc:creator>
    <meta:editing-duration>P3DT9H21M25S</meta:editing-duration>
    <meta:editing-cycles>1489</meta:editing-cycles>
    <meta:document-statistic meta:table-count="1" meta:image-count="0" meta:object-count="0" meta:page-count="52" meta:paragraph-count="553" meta:word-count="8324" meta:character-count="60830" meta:non-whitespace-character-count="53069"/>
  </office:meta>
</office:document-meta>
</file>